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1.8283in"/>
    </style:style>
    <style:style style:name="co6" style:family="table-column">
      <style:table-column-properties fo:break-before="auto" style:column-width="1.9264in"/>
    </style:style>
    <style:style style:name="co7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02in"/>
    </style:style>
    <style:style style:name="co9" style:family="table-column">
      <style:table-column-properties fo:break-before="auto" style:column-width="1.4146in"/>
    </style:style>
    <style:style style:name="co10" style:family="table-column">
      <style:table-column-properties fo:break-before="auto" style:column-width="1.055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3" style:family="table-cell" style:parent-style-name="Default" style:data-style-name="N2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ext-properties style:text-position="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2"/>
    <style:style style:name="ce15" style:family="table-cell" style:parent-style-name="Default" style:data-style-name="N4">
      <style:table-cell-properties fo:background-color="transparent"/>
    </style:style>
    <style:style style:name="ce16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14"/>
        <table:table-column table:style-name="co4" table:number-columns-repeated="30" table:default-cell-style-name="Default"/>
        <table:table-row table:style-name="ro1">
          <table:table-cell office:value-type="string" calcext:value-type="string">
            <text:p>nro del despacho</text:p>
          </table:table-cell>
          <table:table-cell office:value-type="string" calcext:value-type="string">
            <text:p>codigo del articulo</text:p>
          </table:table-cell>
          <table:table-cell office:value-type="string" calcext:value-type="string">
            <text:p>codigo del almacen</text:p>
          </table:table-cell>
          <table:table-cell office:value-type="string" calcext:value-type="string">
            <text:p>precio unitario</text:p>
          </table:table-cell>
          <table:table-cell table:style-name="ce17" office:value-type="string" calcext:value-type="string">
            <text:p>PRIMERO</text:p>
          </table:table-cell>
          <table:table-cell table:number-columns-repeated="12"/>
          <table:table-cell table:style-name="ce17" office:value-type="string" calcext:value-type="string">
            <text:p>SEGUNDO</text:p>
          </table:table-cell>
          <table:table-cell table:number-columns-repeated="15"/>
          <table:table-cell table:style-name="ce17" office:value-type="string" calcext:value-type="string">
            <text:p>TERCERO</text:p>
          </table:table-cell>
        </table:table-row>
        <table:table-row table:style-name="ro2"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2689" calcext:value-type="float">
            <text:p>2689</text:p>
          </table:table-cell>
          <table:table-cell office:value-type="float" office:value="8000" calcext:value-type="float">
            <text:p>8000</text:p>
          </table:table-cell>
          <table:table-cell table:style-name="Default" office:value-type="float" office:value="36000" calcext:value-type="float">
            <text:p>36000</text:p>
          </table:table-cell>
          <table:table-cell table:formula="of:=CONCATENATE(&quot;UPDATE siv_dt_despacho  SET preuniart=&quot;;[.D2];&quot;, estincact=1 WHERE numorddes='&quot;;CONCATENATE(REPT(&quot;0&quot;;15-LEN([.A2]));[.A2]);&quot;' AND codart='&quot;;CONCATENATE(REPT(&quot;0&quot;;20-LEN([.B2]));[.B2]);&quot;' AND codalm='&quot;;CONCATENATE(REPT(&quot;0&quot;;10-LEN([.C2]));[.C2]);&quot;'; &quot;)" office:value-type="string" office:string-value="UPDATE siv_dt_despacho  SET preuniart=36000, estincact=1 WHERE numorddes='000000000000603' AND codart='00000000000000002689' AND codalm='0000008000'; " calcext:value-type="string">
            <text:p>UPDATE siv_dt_despacho <text:s/>SET preuniart=36000, estincact=1 WHERE numorddes='000000000000603' AND codart='00000000000000002689' AND codalm='000000800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]));[.A2]);&quot;' AND codart='&quot;;CONCATENATE(REPT(&quot;0&quot;;20-LEN([.B2]));[.B2]);&quot;' AND codalm='&quot;;CONCATENATE(REPT(&quot;0&quot;;10-LEN([.C2]));[.C2]);&quot;' AND estincact=1&quot;;&quot;;&quot;)" office:value-type="string" office:string-value="UPDATE siv_dt_despacho SET monsubart=preuniart*canart, montotart=preuniart*canart WHERE numorddes='000000000000603' AND codart='00000000000000002689' AND codalm='0000008000' AND estincact=1;" calcext:value-type="string">
            <text:p>UPDATE siv_dt_despacho SET monsubart=preuniart*canart, montotart=preuniart*canart WHERE numorddes='000000000000603' AND codart='00000000000000002689' AND codalm='0000008000' AND estincact=1;</text:p>
          </table:table-cell>
          <table:table-cell table:number-columns-repeated="15"/>
          <table:table-cell table:formula="of:=CONCATENATE(&quot;SELECT numorddes, codart, 'D' , montotart FROM siv_dt_despacho WHERE estincact=1;&quot;)" office:value-type="string" office:string-value="SELECT numorddes, codart, 'D' , montotart FROM siv_dt_despacho WHERE estincact=1;" calcext:value-type="string">
            <text:p>SELECT numorddes, codart, 'D' , montotart FROM siv_dt_despacho WHERE estincact=1;</text:p>
          </table:table-cell>
        </table:table-row>
        <table:table-row table:style-name="ro1">
          <table:table-cell table:style-name="ce6" office:value-type="float" office:value="602" calcext:value-type="float">
            <text:p>602</text:p>
          </table:table-cell>
          <table:table-cell table:style-name="ce6" office:value-type="float" office:value="2689" calcext:value-type="float">
            <text:p>2689</text:p>
          </table:table-cell>
          <table:table-cell office:value-type="float" office:value="8000" calcext:value-type="float">
            <text:p>8000</text:p>
          </table:table-cell>
          <table:table-cell table:style-name="Default" office:value-type="float" office:value="36000" calcext:value-type="float">
            <text:p>36000</text:p>
          </table:table-cell>
          <table:table-cell table:formula="of:=CONCATENATE(&quot;UPDATE siv_dt_despacho  SET preuniart=&quot;;[.D3];&quot;, estincact=1 WHERE numorddes='&quot;;CONCATENATE(REPT(&quot;0&quot;;15-LEN([.A3]));[.A3]);&quot;' AND codart='&quot;;CONCATENATE(REPT(&quot;0&quot;;20-LEN([.B3]));[.B3]);&quot;' AND codalm='&quot;;CONCATENATE(REPT(&quot;0&quot;;10-LEN([.C3]));[.C3]);&quot;'; &quot;)" office:value-type="string" office:string-value="UPDATE siv_dt_despacho  SET preuniart=36000, estincact=1 WHERE numorddes='000000000000602' AND codart='00000000000000002689' AND codalm='0000008000'; " calcext:value-type="string">
            <text:p>UPDATE siv_dt_despacho <text:s/>SET preuniart=36000, estincact=1 WHERE numorddes='000000000000602' AND codart='00000000000000002689' AND codalm='000000800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]));[.A3]);&quot;' AND codart='&quot;;CONCATENATE(REPT(&quot;0&quot;;20-LEN([.B3]));[.B3]);&quot;' AND codalm='&quot;;CONCATENATE(REPT(&quot;0&quot;;10-LEN([.C3]));[.C3]);&quot;' AND estincact=1&quot;;&quot;;&quot;)" office:value-type="string" office:string-value="UPDATE siv_dt_despacho SET monsubart=preuniart*canart, montotart=preuniart*canart WHERE numorddes='000000000000602' AND codart='00000000000000002689' AND codalm='0000008000' AND estincact=1;" calcext:value-type="string">
            <text:p>UPDATE siv_dt_despacho SET monsubart=preuniart*canart, montotart=preuniart*canart WHERE numorddes='000000000000602' AND codart='00000000000000002689' AND codalm='0000008000' AND estincact=1;</text:p>
          </table:table-cell>
          <table:table-cell table:number-columns-repeated="15"/>
          <table:table-cell office:value-type="string" calcext:value-type="string">
            <text:p>Al ejecutar este query se copia en la hoja 2 y luego se duplican a cantidad de registros pero por el HABER “H”</text:p>
          </table:table-cell>
        </table:table-row>
        <table:table-row table:style-name="ro2">
          <table:table-cell table:style-name="ce10" office:value-type="string" calcext:value-type="string">
            <text:p>571</text:p>
          </table:table-cell>
          <table:table-cell table:style-name="ce12" office:value-type="string" calcext:value-type="string">
            <text:p>3820</text:p>
          </table:table-cell>
          <table:table-cell office:value-type="float" office:value="8010" calcext:value-type="float">
            <text:p>8010</text:p>
          </table:table-cell>
          <table:table-cell office:value-type="float" office:value="12000" calcext:value-type="float">
            <text:p>12000.00</text:p>
          </table:table-cell>
          <table:table-cell table:formula="of:=CONCATENATE(&quot;UPDATE siv_dt_despacho  SET preuniart=&quot;;[.D4];&quot;, estincact=1 WHERE numorddes='&quot;;CONCATENATE(REPT(&quot;0&quot;;15-LEN([.A4]));[.A4]);&quot;' AND codart='&quot;;CONCATENATE(REPT(&quot;0&quot;;20-LEN([.B4]));[.B4]);&quot;' AND codalm='&quot;;CONCATENATE(REPT(&quot;0&quot;;10-LEN([.C4]));[.C4]);&quot;'; &quot;)" office:value-type="string" office:string-value="UPDATE siv_dt_despacho  SET preuniart=12000, estincact=1 WHERE numorddes='000000000000571' AND codart='00000000000000003820' AND codalm='0000008010'; " calcext:value-type="string">
            <text:p>UPDATE siv_dt_despacho <text:s/>SET preuniart=12000, estincact=1 WHERE numorddes='000000000000571' AND codart='00000000000000003820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4]));[.A4]);&quot;' AND codart='&quot;;CONCATENATE(REPT(&quot;0&quot;;20-LEN([.B4]));[.B4]);&quot;' AND codalm='&quot;;CONCATENATE(REPT(&quot;0&quot;;10-LEN([.C4]));[.C4]);&quot;' AND estincact=1&quot;;&quot;;&quot;)" office:value-type="string" office:string-value="UPDATE siv_dt_despacho SET monsubart=preuniart*canart, montotart=preuniart*canart WHERE numorddes='000000000000571' AND codart='00000000000000003820' AND codalm='0000008010' AND estincact=1;" calcext:value-type="string">
            <text:p>UPDATE siv_dt_despacho SET monsubart=preuniart*canart, montotart=preuniart*canart WHERE numorddes='000000000000571' AND codart='00000000000000003820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1</text:p>
          </table:table-cell>
          <table:table-cell table:style-name="ce12" office:value-type="string" calcext:value-type="string">
            <text:p>424</text:p>
          </table:table-cell>
          <table:table-cell office:value-type="float" office:value="8010" calcext:value-type="float">
            <text:p>8010</text:p>
          </table:table-cell>
          <table:table-cell office:value-type="float" office:value="50" calcext:value-type="float">
            <text:p>50.00</text:p>
          </table:table-cell>
          <table:table-cell table:formula="of:=CONCATENATE(&quot;UPDATE siv_dt_despacho  SET preuniart=&quot;;[.D5];&quot;, estincact=1 WHERE numorddes='&quot;;CONCATENATE(REPT(&quot;0&quot;;15-LEN([.A5]));[.A5]);&quot;' AND codart='&quot;;CONCATENATE(REPT(&quot;0&quot;;20-LEN([.B5]));[.B5]);&quot;' AND codalm='&quot;;CONCATENATE(REPT(&quot;0&quot;;10-LEN([.C5]));[.C5]);&quot;'; &quot;)" office:value-type="string" office:string-value="UPDATE siv_dt_despacho  SET preuniart=50, estincact=1 WHERE numorddes='000000000000611' AND codart='00000000000000000424' AND codalm='0000008010'; " calcext:value-type="string">
            <text:p>UPDATE siv_dt_despacho <text:s/>SET preuniart=50, estincact=1 WHERE numorddes='000000000000611' AND codart='00000000000000000424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5]));[.A5]);&quot;' AND codart='&quot;;CONCATENATE(REPT(&quot;0&quot;;20-LEN([.B5]));[.B5]);&quot;' AND codalm='&quot;;CONCATENATE(REPT(&quot;0&quot;;10-LEN([.C5]));[.C5]);&quot;' AND estincact=1&quot;;&quot;;&quot;)" office:value-type="string" office:string-value="UPDATE siv_dt_despacho SET monsubart=preuniart*canart, montotart=preuniart*canart WHERE numorddes='000000000000611' AND codart='00000000000000000424' AND codalm='0000008010' AND estincact=1;" calcext:value-type="string">
            <text:p>UPDATE siv_dt_despacho SET monsubart=preuniart*canart, montotart=preuniart*canart WHERE numorddes='000000000000611' AND codart='00000000000000000424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1162</text:p>
          </table:table-cell>
          <table:table-cell office:value-type="float" office:value="8010" calcext:value-type="float">
            <text:p>8010</text:p>
          </table:table-cell>
          <table:table-cell office:value-type="float" office:value="525.1" calcext:value-type="float">
            <text:p>525.10</text:p>
          </table:table-cell>
          <table:table-cell table:formula="of:=CONCATENATE(&quot;UPDATE siv_dt_despacho  SET preuniart=&quot;;[.D6];&quot;, estincact=1 WHERE numorddes='&quot;;CONCATENATE(REPT(&quot;0&quot;;15-LEN([.A6]));[.A6]);&quot;' AND codart='&quot;;CONCATENATE(REPT(&quot;0&quot;;20-LEN([.B6]));[.B6]);&quot;' AND codalm='&quot;;CONCATENATE(REPT(&quot;0&quot;;10-LEN([.C6]));[.C6]);&quot;'; &quot;)" office:value-type="string" office:string-value="UPDATE siv_dt_despacho  SET preuniart=525.1, estincact=1 WHERE numorddes='000000000000612' AND codart='00000000000000001162' AND codalm='0000008010'; " calcext:value-type="string">
            <text:p>UPDATE siv_dt_despacho <text:s/>SET preuniart=525.1, estincact=1 WHERE numorddes='000000000000612' AND codart='00000000000000001162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6]));[.A6]);&quot;' AND codart='&quot;;CONCATENATE(REPT(&quot;0&quot;;20-LEN([.B6]));[.B6]);&quot;' AND codalm='&quot;;CONCATENATE(REPT(&quot;0&quot;;10-LEN([.C6]));[.C6]);&quot;' AND estincact=1&quot;;&quot;;&quot;)" office:value-type="string" office:string-value="UPDATE siv_dt_despacho SET monsubart=preuniart*canart, montotart=preuniart*canart WHERE numorddes='000000000000612' AND codart='00000000000000001162' AND codalm='0000008010' AND estincact=1;" calcext:value-type="string">
            <text:p>UPDATE siv_dt_despacho SET monsubart=preuniart*canart, montotart=preuniart*canart WHERE numorddes='000000000000612' AND codart='00000000000000001162' AND codalm='0000008010' AND estincact=1;</text:p>
          </table:table-cell>
          <table:table-cell table:number-columns-repeated="15"/>
          <table:table-cell table:style-name="ce17" office:value-type="string" calcext:value-type="string">
            <text:p>QUINTO</text:p>
          </table:table-cell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3160</text:p>
          </table:table-cell>
          <table:table-cell office:value-type="float" office:value="8010" calcext:value-type="float">
            <text:p>8010</text:p>
          </table:table-cell>
          <table:table-cell office:value-type="float" office:value="319.54" calcext:value-type="float">
            <text:p>319.54</text:p>
          </table:table-cell>
          <table:table-cell table:formula="of:=CONCATENATE(&quot;UPDATE siv_dt_despacho  SET preuniart=&quot;;[.D7];&quot;, estincact=1 WHERE numorddes='&quot;;CONCATENATE(REPT(&quot;0&quot;;15-LEN([.A7]));[.A7]);&quot;' AND codart='&quot;;CONCATENATE(REPT(&quot;0&quot;;20-LEN([.B7]));[.B7]);&quot;' AND codalm='&quot;;CONCATENATE(REPT(&quot;0&quot;;10-LEN([.C7]));[.C7]);&quot;'; &quot;)" office:value-type="string" office:string-value="UPDATE siv_dt_despacho  SET preuniart=319.54, estincact=1 WHERE numorddes='000000000000612' AND codart='00000000000000003160' AND codalm='0000008010'; " calcext:value-type="string">
            <text:p>UPDATE siv_dt_despacho <text:s/>SET preuniart=319.54, estincact=1 WHERE numorddes='000000000000612' AND codart='00000000000000003160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7]));[.A7]);&quot;' AND codart='&quot;;CONCATENATE(REPT(&quot;0&quot;;20-LEN([.B7]));[.B7]);&quot;' AND codalm='&quot;;CONCATENATE(REPT(&quot;0&quot;;10-LEN([.C7]));[.C7]);&quot;' AND estincact=1&quot;;&quot;;&quot;)" office:value-type="string" office:string-value="UPDATE siv_dt_despacho SET monsubart=preuniart*canart, montotart=preuniart*canart WHERE numorddes='000000000000612' AND codart='00000000000000003160' AND codalm='0000008010' AND estincact=1;" calcext:value-type="string">
            <text:p>UPDATE siv_dt_despacho SET monsubart=preuniart*canart, montotart=preuniart*canart WHERE numorddes='000000000000612' AND codart='00000000000000003160' AND codalm='0000008010' AND estincact=1;</text:p>
          </table:table-cell>
          <table:table-cell table:number-columns-repeated="15"/>
          <table:table-cell table:formula="of:=CONCATENATE(&quot;UPDATE siv_dt_despacho SET estincact=0 WHERE estincact=1;&quot;)" office:value-type="string" office:string-value="UPDATE siv_dt_despacho SET estincact=0 WHERE estincact=1;" calcext:value-type="string">
            <text:p>UPDATE siv_dt_despacho SET estincact=0 WHERE estincact=1;</text:p>
          </table:table-cell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2979</text:p>
          </table:table-cell>
          <table:table-cell office:value-type="float" office:value="8010" calcext:value-type="float">
            <text:p>8010</text:p>
          </table:table-cell>
          <table:table-cell office:value-type="float" office:value="9.14" calcext:value-type="float">
            <text:p>9.14</text:p>
          </table:table-cell>
          <table:table-cell table:formula="of:=CONCATENATE(&quot;UPDATE siv_dt_despacho  SET preuniart=&quot;;[.D8];&quot;, estincact=1 WHERE numorddes='&quot;;CONCATENATE(REPT(&quot;0&quot;;15-LEN([.A8]));[.A8]);&quot;' AND codart='&quot;;CONCATENATE(REPT(&quot;0&quot;;20-LEN([.B8]));[.B8]);&quot;' AND codalm='&quot;;CONCATENATE(REPT(&quot;0&quot;;10-LEN([.C8]));[.C8]);&quot;'; &quot;)" office:value-type="string" office:string-value="UPDATE siv_dt_despacho  SET preuniart=9.14, estincact=1 WHERE numorddes='000000000000612' AND codart='00000000000000002979' AND codalm='0000008010'; " calcext:value-type="string">
            <text:p>UPDATE siv_dt_despacho <text:s/>SET preuniart=9.14, estincact=1 WHERE numorddes='000000000000612' AND codart='00000000000000002979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8]));[.A8]);&quot;' AND codart='&quot;;CONCATENATE(REPT(&quot;0&quot;;20-LEN([.B8]));[.B8]);&quot;' AND codalm='&quot;;CONCATENATE(REPT(&quot;0&quot;;10-LEN([.C8]));[.C8]);&quot;' AND estincact=1&quot;;&quot;;&quot;)" office:value-type="string" office:string-value="UPDATE siv_dt_despacho SET monsubart=preuniart*canart, montotart=preuniart*canart WHERE numorddes='000000000000612' AND codart='00000000000000002979' AND codalm='0000008010' AND estincact=1;" calcext:value-type="string">
            <text:p>UPDATE siv_dt_despacho SET monsubart=preuniart*canart, montotart=preuniart*canart WHERE numorddes='000000000000612' AND codart='00000000000000002979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385</text:p>
          </table:table-cell>
          <table:table-cell office:value-type="float" office:value="8010" calcext:value-type="float">
            <text:p>8010</text:p>
          </table:table-cell>
          <table:table-cell office:value-type="float" office:value="903.83" calcext:value-type="float">
            <text:p>903.83</text:p>
          </table:table-cell>
          <table:table-cell table:formula="of:=CONCATENATE(&quot;UPDATE siv_dt_despacho  SET preuniart=&quot;;[.D9];&quot;, estincact=1 WHERE numorddes='&quot;;CONCATENATE(REPT(&quot;0&quot;;15-LEN([.A9]));[.A9]);&quot;' AND codart='&quot;;CONCATENATE(REPT(&quot;0&quot;;20-LEN([.B9]));[.B9]);&quot;' AND codalm='&quot;;CONCATENATE(REPT(&quot;0&quot;;10-LEN([.C9]));[.C9]);&quot;'; &quot;)" office:value-type="string" office:string-value="UPDATE siv_dt_despacho  SET preuniart=903.83, estincact=1 WHERE numorddes='000000000000612' AND codart='00000000000000000385' AND codalm='0000008010'; " calcext:value-type="string">
            <text:p>UPDATE siv_dt_despacho <text:s/>SET preuniart=903.83, estincact=1 WHERE numorddes='000000000000612' AND codart='00000000000000000385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9]));[.A9]);&quot;' AND codart='&quot;;CONCATENATE(REPT(&quot;0&quot;;20-LEN([.B9]));[.B9]);&quot;' AND codalm='&quot;;CONCATENATE(REPT(&quot;0&quot;;10-LEN([.C9]));[.C9]);&quot;' AND estincact=1&quot;;&quot;;&quot;)" office:value-type="string" office:string-value="UPDATE siv_dt_despacho SET monsubart=preuniart*canart, montotart=preuniart*canart WHERE numorddes='000000000000612' AND codart='00000000000000000385' AND codalm='0000008010' AND estincact=1;" calcext:value-type="string">
            <text:p>UPDATE siv_dt_despacho SET monsubart=preuniart*canart, montotart=preuniart*canart WHERE numorddes='000000000000612' AND codart='00000000000000000385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3731</text:p>
          </table:table-cell>
          <table:table-cell office:value-type="float" office:value="8010" calcext:value-type="float">
            <text:p>8010</text:p>
          </table:table-cell>
          <table:table-cell office:value-type="float" office:value="179.88" calcext:value-type="float">
            <text:p>179.88</text:p>
          </table:table-cell>
          <table:table-cell table:formula="of:=CONCATENATE(&quot;UPDATE siv_dt_despacho  SET preuniart=&quot;;[.D10];&quot;, estincact=1 WHERE numorddes='&quot;;CONCATENATE(REPT(&quot;0&quot;;15-LEN([.A10]));[.A10]);&quot;' AND codart='&quot;;CONCATENATE(REPT(&quot;0&quot;;20-LEN([.B10]));[.B10]);&quot;' AND codalm='&quot;;CONCATENATE(REPT(&quot;0&quot;;10-LEN([.C10]));[.C10]);&quot;'; &quot;)" office:value-type="string" office:string-value="UPDATE siv_dt_despacho  SET preuniart=179.88, estincact=1 WHERE numorddes='000000000000612' AND codart='00000000000000003731' AND codalm='0000008010'; " calcext:value-type="string">
            <text:p>UPDATE siv_dt_despacho <text:s/>SET preuniart=179.88, estincact=1 WHERE numorddes='000000000000612' AND codart='00000000000000003731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0]));[.A10]);&quot;' AND codart='&quot;;CONCATENATE(REPT(&quot;0&quot;;20-LEN([.B10]));[.B10]);&quot;' AND codalm='&quot;;CONCATENATE(REPT(&quot;0&quot;;10-LEN([.C10]));[.C10]);&quot;' AND estincact=1&quot;;&quot;;&quot;)" office:value-type="string" office:string-value="UPDATE siv_dt_despacho SET monsubart=preuniart*canart, montotart=preuniart*canart WHERE numorddes='000000000000612' AND codart='00000000000000003731' AND codalm='0000008010' AND estincact=1;" calcext:value-type="string">
            <text:p>UPDATE siv_dt_despacho SET monsubart=preuniart*canart, montotart=preuniart*canart WHERE numorddes='000000000000612' AND codart='00000000000000003731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2978</text:p>
          </table:table-cell>
          <table:table-cell office:value-type="float" office:value="8010" calcext:value-type="float">
            <text:p>8010</text:p>
          </table:table-cell>
          <table:table-cell office:value-type="float" office:value="63.91" calcext:value-type="float">
            <text:p>63.91</text:p>
          </table:table-cell>
          <table:table-cell table:formula="of:=CONCATENATE(&quot;UPDATE siv_dt_despacho  SET preuniart=&quot;;[.D11];&quot;, estincact=1 WHERE numorddes='&quot;;CONCATENATE(REPT(&quot;0&quot;;15-LEN([.A11]));[.A11]);&quot;' AND codart='&quot;;CONCATENATE(REPT(&quot;0&quot;;20-LEN([.B11]));[.B11]);&quot;' AND codalm='&quot;;CONCATENATE(REPT(&quot;0&quot;;10-LEN([.C11]));[.C11]);&quot;'; &quot;)" office:value-type="string" office:string-value="UPDATE siv_dt_despacho  SET preuniart=63.91, estincact=1 WHERE numorddes='000000000000612' AND codart='00000000000000002978' AND codalm='0000008010'; " calcext:value-type="string">
            <text:p>UPDATE siv_dt_despacho <text:s/>SET preuniart=63.91, estincact=1 WHERE numorddes='000000000000612' AND codart='00000000000000002978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1]));[.A11]);&quot;' AND codart='&quot;;CONCATENATE(REPT(&quot;0&quot;;20-LEN([.B11]));[.B11]);&quot;' AND codalm='&quot;;CONCATENATE(REPT(&quot;0&quot;;10-LEN([.C11]));[.C11]);&quot;' AND estincact=1&quot;;&quot;;&quot;)" office:value-type="string" office:string-value="UPDATE siv_dt_despacho SET monsubart=preuniart*canart, montotart=preuniart*canart WHERE numorddes='000000000000612' AND codart='00000000000000002978' AND codalm='0000008010' AND estincact=1;" calcext:value-type="string">
            <text:p>UPDATE siv_dt_despacho SET monsubart=preuniart*canart, montotart=preuniart*canart WHERE numorddes='000000000000612' AND codart='00000000000000002978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2435</text:p>
          </table:table-cell>
          <table:table-cell office:value-type="float" office:value="8010" calcext:value-type="float">
            <text:p>8010</text:p>
          </table:table-cell>
          <table:table-cell office:value-type="float" office:value="179.85" calcext:value-type="float">
            <text:p>179.85</text:p>
          </table:table-cell>
          <table:table-cell table:formula="of:=CONCATENATE(&quot;UPDATE siv_dt_despacho  SET preuniart=&quot;;[.D12];&quot;, estincact=1 WHERE numorddes='&quot;;CONCATENATE(REPT(&quot;0&quot;;15-LEN([.A12]));[.A12]);&quot;' AND codart='&quot;;CONCATENATE(REPT(&quot;0&quot;;20-LEN([.B12]));[.B12]);&quot;' AND codalm='&quot;;CONCATENATE(REPT(&quot;0&quot;;10-LEN([.C12]));[.C12]);&quot;'; &quot;)" office:value-type="string" office:string-value="UPDATE siv_dt_despacho  SET preuniart=179.85, estincact=1 WHERE numorddes='000000000000612' AND codart='00000000000000002435' AND codalm='0000008010'; " calcext:value-type="string">
            <text:p>UPDATE siv_dt_despacho <text:s/>SET preuniart=179.85, estincact=1 WHERE numorddes='000000000000612' AND codart='00000000000000002435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2]));[.A12]);&quot;' AND codart='&quot;;CONCATENATE(REPT(&quot;0&quot;;20-LEN([.B12]));[.B12]);&quot;' AND codalm='&quot;;CONCATENATE(REPT(&quot;0&quot;;10-LEN([.C12]));[.C12]);&quot;' AND estincact=1&quot;;&quot;;&quot;)" office:value-type="string" office:string-value="UPDATE siv_dt_despacho SET monsubart=preuniart*canart, montotart=preuniart*canart WHERE numorddes='000000000000612' AND codart='00000000000000002435' AND codalm='0000008010' AND estincact=1;" calcext:value-type="string">
            <text:p>UPDATE siv_dt_despacho SET monsubart=preuniart*canart, montotart=preuniart*canart WHERE numorddes='000000000000612' AND codart='00000000000000002435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2</text:p>
          </table:table-cell>
          <table:table-cell table:style-name="ce12" office:value-type="string" calcext:value-type="string">
            <text:p>861</text:p>
          </table:table-cell>
          <table:table-cell office:value-type="float" office:value="8010" calcext:value-type="float">
            <text:p>8010</text:p>
          </table:table-cell>
          <table:table-cell office:value-type="float" office:value="4628" calcext:value-type="float">
            <text:p>4628.00</text:p>
          </table:table-cell>
          <table:table-cell table:formula="of:=CONCATENATE(&quot;UPDATE siv_dt_despacho  SET preuniart=&quot;;[.D13];&quot;, estincact=1 WHERE numorddes='&quot;;CONCATENATE(REPT(&quot;0&quot;;15-LEN([.A13]));[.A13]);&quot;' AND codart='&quot;;CONCATENATE(REPT(&quot;0&quot;;20-LEN([.B13]));[.B13]);&quot;' AND codalm='&quot;;CONCATENATE(REPT(&quot;0&quot;;10-LEN([.C13]));[.C13]);&quot;'; &quot;)" office:value-type="string" office:string-value="UPDATE siv_dt_despacho  SET preuniart=4628, estincact=1 WHERE numorddes='000000000000612' AND codart='00000000000000000861' AND codalm='0000008010'; " calcext:value-type="string">
            <text:p>UPDATE siv_dt_despacho <text:s/>SET preuniart=4628, estincact=1 WHERE numorddes='000000000000612' AND codart='00000000000000000861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3]));[.A13]);&quot;' AND codart='&quot;;CONCATENATE(REPT(&quot;0&quot;;20-LEN([.B13]));[.B13]);&quot;' AND codalm='&quot;;CONCATENATE(REPT(&quot;0&quot;;10-LEN([.C13]));[.C13]);&quot;' AND estincact=1&quot;;&quot;;&quot;)" office:value-type="string" office:string-value="UPDATE siv_dt_despacho SET monsubart=preuniart*canart, montotart=preuniart*canart WHERE numorddes='000000000000612' AND codart='00000000000000000861' AND codalm='0000008010' AND estincact=1;" calcext:value-type="string">
            <text:p>UPDATE siv_dt_despacho SET monsubart=preuniart*canart, montotart=preuniart*canart WHERE numorddes='000000000000612' AND codart='00000000000000000861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4</text:p>
          </table:table-cell>
          <table:table-cell table:style-name="ce12" office:value-type="string" calcext:value-type="string">
            <text:p>2157</text:p>
          </table:table-cell>
          <table:table-cell office:value-type="float" office:value="8010" calcext:value-type="float">
            <text:p>8010</text:p>
          </table:table-cell>
          <table:table-cell office:value-type="float" office:value="1025.5" calcext:value-type="float">
            <text:p>1025.50</text:p>
          </table:table-cell>
          <table:table-cell table:formula="of:=CONCATENATE(&quot;UPDATE siv_dt_despacho  SET preuniart=&quot;;[.D14];&quot;, estincact=1 WHERE numorddes='&quot;;CONCATENATE(REPT(&quot;0&quot;;15-LEN([.A14]));[.A14]);&quot;' AND codart='&quot;;CONCATENATE(REPT(&quot;0&quot;;20-LEN([.B14]));[.B14]);&quot;' AND codalm='&quot;;CONCATENATE(REPT(&quot;0&quot;;10-LEN([.C14]));[.C14]);&quot;'; &quot;)" office:value-type="string" office:string-value="UPDATE siv_dt_despacho  SET preuniart=1025.5, estincact=1 WHERE numorddes='000000000000614' AND codart='00000000000000002157' AND codalm='0000008010'; " calcext:value-type="string">
            <text:p>UPDATE siv_dt_despacho <text:s/>SET preuniart=1025.5, estincact=1 WHERE numorddes='000000000000614' AND codart='00000000000000002157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4]));[.A14]);&quot;' AND codart='&quot;;CONCATENATE(REPT(&quot;0&quot;;20-LEN([.B14]));[.B14]);&quot;' AND codalm='&quot;;CONCATENATE(REPT(&quot;0&quot;;10-LEN([.C14]));[.C14]);&quot;' AND estincact=1&quot;;&quot;;&quot;)" office:value-type="string" office:string-value="UPDATE siv_dt_despacho SET monsubart=preuniart*canart, montotart=preuniart*canart WHERE numorddes='000000000000614' AND codart='00000000000000002157' AND codalm='0000008010' AND estincact=1;" calcext:value-type="string">
            <text:p>UPDATE siv_dt_despacho SET monsubart=preuniart*canart, montotart=preuniart*canart WHERE numorddes='000000000000614' AND codart='00000000000000002157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4</text:p>
          </table:table-cell>
          <table:table-cell table:style-name="ce12" office:value-type="string" calcext:value-type="string">
            <text:p>410</text:p>
          </table:table-cell>
          <table:table-cell office:value-type="float" office:value="8010" calcext:value-type="float">
            <text:p>8010</text:p>
          </table:table-cell>
          <table:table-cell office:value-type="float" office:value="750" calcext:value-type="float">
            <text:p>750.00</text:p>
          </table:table-cell>
          <table:table-cell table:formula="of:=CONCATENATE(&quot;UPDATE siv_dt_despacho  SET preuniart=&quot;;[.D15];&quot;, estincact=1 WHERE numorddes='&quot;;CONCATENATE(REPT(&quot;0&quot;;15-LEN([.A15]));[.A15]);&quot;' AND codart='&quot;;CONCATENATE(REPT(&quot;0&quot;;20-LEN([.B15]));[.B15]);&quot;' AND codalm='&quot;;CONCATENATE(REPT(&quot;0&quot;;10-LEN([.C15]));[.C15]);&quot;'; &quot;)" office:value-type="string" office:string-value="UPDATE siv_dt_despacho  SET preuniart=750, estincact=1 WHERE numorddes='000000000000614' AND codart='00000000000000000410' AND codalm='0000008010'; " calcext:value-type="string">
            <text:p>UPDATE siv_dt_despacho <text:s/>SET preuniart=750, estincact=1 WHERE numorddes='000000000000614' AND codart='00000000000000000410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5]));[.A15]);&quot;' AND codart='&quot;;CONCATENATE(REPT(&quot;0&quot;;20-LEN([.B15]));[.B15]);&quot;' AND codalm='&quot;;CONCATENATE(REPT(&quot;0&quot;;10-LEN([.C15]));[.C15]);&quot;' AND estincact=1&quot;;&quot;;&quot;)" office:value-type="string" office:string-value="UPDATE siv_dt_despacho SET monsubart=preuniart*canart, montotart=preuniart*canart WHERE numorddes='000000000000614' AND codart='00000000000000000410' AND codalm='0000008010' AND estincact=1;" calcext:value-type="string">
            <text:p>UPDATE siv_dt_despacho SET monsubart=preuniart*canart, montotart=preuniart*canart WHERE numorddes='000000000000614' AND codart='00000000000000000410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4</text:p>
          </table:table-cell>
          <table:table-cell table:style-name="ce12" office:value-type="string" calcext:value-type="string">
            <text:p>2159</text:p>
          </table:table-cell>
          <table:table-cell office:value-type="float" office:value="8010" calcext:value-type="float">
            <text:p>8010</text:p>
          </table:table-cell>
          <table:table-cell office:value-type="float" office:value="55.5" calcext:value-type="float">
            <text:p>55.50</text:p>
          </table:table-cell>
          <table:table-cell table:formula="of:=CONCATENATE(&quot;UPDATE siv_dt_despacho  SET preuniart=&quot;;[.D16];&quot;, estincact=1 WHERE numorddes='&quot;;CONCATENATE(REPT(&quot;0&quot;;15-LEN([.A16]));[.A16]);&quot;' AND codart='&quot;;CONCATENATE(REPT(&quot;0&quot;;20-LEN([.B16]));[.B16]);&quot;' AND codalm='&quot;;CONCATENATE(REPT(&quot;0&quot;;10-LEN([.C16]));[.C16]);&quot;'; &quot;)" office:value-type="string" office:string-value="UPDATE siv_dt_despacho  SET preuniart=55.5, estincact=1 WHERE numorddes='000000000000614' AND codart='00000000000000002159' AND codalm='0000008010'; " calcext:value-type="string">
            <text:p>UPDATE siv_dt_despacho <text:s/>SET preuniart=55.5, estincact=1 WHERE numorddes='000000000000614' AND codart='00000000000000002159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6]));[.A16]);&quot;' AND codart='&quot;;CONCATENATE(REPT(&quot;0&quot;;20-LEN([.B16]));[.B16]);&quot;' AND codalm='&quot;;CONCATENATE(REPT(&quot;0&quot;;10-LEN([.C16]));[.C16]);&quot;' AND estincact=1&quot;;&quot;;&quot;)" office:value-type="string" office:string-value="UPDATE siv_dt_despacho SET monsubart=preuniart*canart, montotart=preuniart*canart WHERE numorddes='000000000000614' AND codart='00000000000000002159' AND codalm='0000008010' AND estincact=1;" calcext:value-type="string">
            <text:p>UPDATE siv_dt_despacho SET monsubart=preuniart*canart, montotart=preuniart*canart WHERE numorddes='000000000000614' AND codart='00000000000000002159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4</text:p>
          </table:table-cell>
          <table:table-cell table:style-name="ce12" office:value-type="string" calcext:value-type="string">
            <text:p>2160</text:p>
          </table:table-cell>
          <table:table-cell office:value-type="float" office:value="8010" calcext:value-type="float">
            <text:p>8010</text:p>
          </table:table-cell>
          <table:table-cell office:value-type="float" office:value="55.5" calcext:value-type="float">
            <text:p>55.50</text:p>
          </table:table-cell>
          <table:table-cell table:formula="of:=CONCATENATE(&quot;UPDATE siv_dt_despacho  SET preuniart=&quot;;[.D17];&quot;, estincact=1 WHERE numorddes='&quot;;CONCATENATE(REPT(&quot;0&quot;;15-LEN([.A17]));[.A17]);&quot;' AND codart='&quot;;CONCATENATE(REPT(&quot;0&quot;;20-LEN([.B17]));[.B17]);&quot;' AND codalm='&quot;;CONCATENATE(REPT(&quot;0&quot;;10-LEN([.C17]));[.C17]);&quot;'; &quot;)" office:value-type="string" office:string-value="UPDATE siv_dt_despacho  SET preuniart=55.5, estincact=1 WHERE numorddes='000000000000614' AND codart='00000000000000002160' AND codalm='0000008010'; " calcext:value-type="string">
            <text:p>UPDATE siv_dt_despacho <text:s/>SET preuniart=55.5, estincact=1 WHERE numorddes='000000000000614' AND codart='00000000000000002160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7]));[.A17]);&quot;' AND codart='&quot;;CONCATENATE(REPT(&quot;0&quot;;20-LEN([.B17]));[.B17]);&quot;' AND codalm='&quot;;CONCATENATE(REPT(&quot;0&quot;;10-LEN([.C17]));[.C17]);&quot;' AND estincact=1&quot;;&quot;;&quot;)" office:value-type="string" office:string-value="UPDATE siv_dt_despacho SET monsubart=preuniart*canart, montotart=preuniart*canart WHERE numorddes='000000000000614' AND codart='00000000000000002160' AND codalm='0000008010' AND estincact=1;" calcext:value-type="string">
            <text:p>UPDATE siv_dt_despacho SET monsubart=preuniart*canart, montotart=preuniart*canart WHERE numorddes='000000000000614' AND codart='00000000000000002160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4</text:p>
          </table:table-cell>
          <table:table-cell table:style-name="ce12" office:value-type="string" calcext:value-type="string">
            <text:p>2161</text:p>
          </table:table-cell>
          <table:table-cell office:value-type="float" office:value="8010" calcext:value-type="float">
            <text:p>8010</text:p>
          </table:table-cell>
          <table:table-cell office:value-type="float" office:value="55.5" calcext:value-type="float">
            <text:p>55.50</text:p>
          </table:table-cell>
          <table:table-cell table:formula="of:=CONCATENATE(&quot;UPDATE siv_dt_despacho  SET preuniart=&quot;;[.D18];&quot;, estincact=1 WHERE numorddes='&quot;;CONCATENATE(REPT(&quot;0&quot;;15-LEN([.A18]));[.A18]);&quot;' AND codart='&quot;;CONCATENATE(REPT(&quot;0&quot;;20-LEN([.B18]));[.B18]);&quot;' AND codalm='&quot;;CONCATENATE(REPT(&quot;0&quot;;10-LEN([.C18]));[.C18]);&quot;'; &quot;)" office:value-type="string" office:string-value="UPDATE siv_dt_despacho  SET preuniart=55.5, estincact=1 WHERE numorddes='000000000000614' AND codart='00000000000000002161' AND codalm='0000008010'; " calcext:value-type="string">
            <text:p>UPDATE siv_dt_despacho <text:s/>SET preuniart=55.5, estincact=1 WHERE numorddes='000000000000614' AND codart='00000000000000002161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8]));[.A18]);&quot;' AND codart='&quot;;CONCATENATE(REPT(&quot;0&quot;;20-LEN([.B18]));[.B18]);&quot;' AND codalm='&quot;;CONCATENATE(REPT(&quot;0&quot;;10-LEN([.C18]));[.C18]);&quot;' AND estincact=1&quot;;&quot;;&quot;)" office:value-type="string" office:string-value="UPDATE siv_dt_despacho SET monsubart=preuniart*canart, montotart=preuniart*canart WHERE numorddes='000000000000614' AND codart='00000000000000002161' AND codalm='0000008010' AND estincact=1;" calcext:value-type="string">
            <text:p>UPDATE siv_dt_despacho SET monsubart=preuniart*canart, montotart=preuniart*canart WHERE numorddes='000000000000614' AND codart='00000000000000002161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7</text:p>
          </table:table-cell>
          <table:table-cell table:style-name="ce12" office:value-type="string" calcext:value-type="string">
            <text:p>425</text:p>
          </table:table-cell>
          <table:table-cell office:value-type="float" office:value="8010" calcext:value-type="float">
            <text:p>8010</text:p>
          </table:table-cell>
          <table:table-cell office:value-type="float" office:value="107.14" calcext:value-type="float">
            <text:p>107.14</text:p>
          </table:table-cell>
          <table:table-cell table:formula="of:=CONCATENATE(&quot;UPDATE siv_dt_despacho  SET preuniart=&quot;;[.D19];&quot;, estincact=1 WHERE numorddes='&quot;;CONCATENATE(REPT(&quot;0&quot;;15-LEN([.A19]));[.A19]);&quot;' AND codart='&quot;;CONCATENATE(REPT(&quot;0&quot;;20-LEN([.B19]));[.B19]);&quot;' AND codalm='&quot;;CONCATENATE(REPT(&quot;0&quot;;10-LEN([.C19]));[.C19]);&quot;'; &quot;)" office:value-type="string" office:string-value="UPDATE siv_dt_despacho  SET preuniart=107.14, estincact=1 WHERE numorddes='000000000000617' AND codart='00000000000000000425' AND codalm='0000008010'; " calcext:value-type="string">
            <text:p>UPDATE siv_dt_despacho <text:s/>SET preuniart=107.14, estincact=1 WHERE numorddes='000000000000617' AND codart='00000000000000000425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19]));[.A19]);&quot;' AND codart='&quot;;CONCATENATE(REPT(&quot;0&quot;;20-LEN([.B19]));[.B19]);&quot;' AND codalm='&quot;;CONCATENATE(REPT(&quot;0&quot;;10-LEN([.C19]));[.C19]);&quot;' AND estincact=1&quot;;&quot;;&quot;)" office:value-type="string" office:string-value="UPDATE siv_dt_despacho SET monsubart=preuniart*canart, montotart=preuniart*canart WHERE numorddes='000000000000617' AND codart='00000000000000000425' AND codalm='0000008010' AND estincact=1;" calcext:value-type="string">
            <text:p>UPDATE siv_dt_despacho SET monsubart=preuniart*canart, montotart=preuniart*canart WHERE numorddes='000000000000617' AND codart='00000000000000000425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6</text:p>
          </table:table-cell>
          <table:table-cell table:style-name="ce12" office:value-type="string" calcext:value-type="string">
            <text:p>482</text:p>
          </table:table-cell>
          <table:table-cell office:value-type="float" office:value="8010" calcext:value-type="float">
            <text:p>8010</text:p>
          </table:table-cell>
          <table:table-cell office:value-type="float" office:value="36.23" calcext:value-type="float">
            <text:p>36.23</text:p>
          </table:table-cell>
          <table:table-cell table:formula="of:=CONCATENATE(&quot;UPDATE siv_dt_despacho  SET preuniart=&quot;;[.D20];&quot;, estincact=1 WHERE numorddes='&quot;;CONCATENATE(REPT(&quot;0&quot;;15-LEN([.A20]));[.A20]);&quot;' AND codart='&quot;;CONCATENATE(REPT(&quot;0&quot;;20-LEN([.B20]));[.B20]);&quot;' AND codalm='&quot;;CONCATENATE(REPT(&quot;0&quot;;10-LEN([.C20]));[.C20]);&quot;'; &quot;)" office:value-type="string" office:string-value="UPDATE siv_dt_despacho  SET preuniart=36.23, estincact=1 WHERE numorddes='000000000000616' AND codart='00000000000000000482' AND codalm='0000008010'; " calcext:value-type="string">
            <text:p>UPDATE siv_dt_despacho <text:s/>SET preuniart=36.23, estincact=1 WHERE numorddes='000000000000616' AND codart='00000000000000000482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0]));[.A20]);&quot;' AND codart='&quot;;CONCATENATE(REPT(&quot;0&quot;;20-LEN([.B20]));[.B20]);&quot;' AND codalm='&quot;;CONCATENATE(REPT(&quot;0&quot;;10-LEN([.C20]));[.C20]);&quot;' AND estincact=1&quot;;&quot;;&quot;)" office:value-type="string" office:string-value="UPDATE siv_dt_despacho SET monsubart=preuniart*canart, montotart=preuniart*canart WHERE numorddes='000000000000616' AND codart='00000000000000000482' AND codalm='0000008010' AND estincact=1;" calcext:value-type="string">
            <text:p>UPDATE siv_dt_despacho SET monsubart=preuniart*canart, montotart=preuniart*canart WHERE numorddes='000000000000616' AND codart='00000000000000000482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6</text:p>
          </table:table-cell>
          <table:table-cell table:style-name="ce12" office:value-type="string" calcext:value-type="string">
            <text:p>483</text:p>
          </table:table-cell>
          <table:table-cell office:value-type="float" office:value="8010" calcext:value-type="float">
            <text:p>8010</text:p>
          </table:table-cell>
          <table:table-cell office:value-type="float" office:value="9.47" calcext:value-type="float">
            <text:p>9.47</text:p>
          </table:table-cell>
          <table:table-cell table:formula="of:=CONCATENATE(&quot;UPDATE siv_dt_despacho  SET preuniart=&quot;;[.D21];&quot;, estincact=1 WHERE numorddes='&quot;;CONCATENATE(REPT(&quot;0&quot;;15-LEN([.A21]));[.A21]);&quot;' AND codart='&quot;;CONCATENATE(REPT(&quot;0&quot;;20-LEN([.B21]));[.B21]);&quot;' AND codalm='&quot;;CONCATENATE(REPT(&quot;0&quot;;10-LEN([.C21]));[.C21]);&quot;'; &quot;)" office:value-type="string" office:string-value="UPDATE siv_dt_despacho  SET preuniart=9.47, estincact=1 WHERE numorddes='000000000000616' AND codart='00000000000000000483' AND codalm='0000008010'; " calcext:value-type="string">
            <text:p>UPDATE siv_dt_despacho <text:s/>SET preuniart=9.47, estincact=1 WHERE numorddes='000000000000616' AND codart='00000000000000000483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1]));[.A21]);&quot;' AND codart='&quot;;CONCATENATE(REPT(&quot;0&quot;;20-LEN([.B21]));[.B21]);&quot;' AND codalm='&quot;;CONCATENATE(REPT(&quot;0&quot;;10-LEN([.C21]));[.C21]);&quot;' AND estincact=1&quot;;&quot;;&quot;)" office:value-type="string" office:string-value="UPDATE siv_dt_despacho SET monsubart=preuniart*canart, montotart=preuniart*canart WHERE numorddes='000000000000616' AND codart='00000000000000000483' AND codalm='0000008010' AND estincact=1;" calcext:value-type="string">
            <text:p>UPDATE siv_dt_despacho SET monsubart=preuniart*canart, montotart=preuniart*canart WHERE numorddes='000000000000616' AND codart='00000000000000000483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8</text:p>
          </table:table-cell>
          <table:table-cell table:style-name="ce12" office:value-type="string" calcext:value-type="string">
            <text:p>1104</text:p>
          </table:table-cell>
          <table:table-cell office:value-type="float" office:value="8010" calcext:value-type="float">
            <text:p>8010</text:p>
          </table:table-cell>
          <table:table-cell office:value-type="float" office:value="51.62" calcext:value-type="float">
            <text:p>51.62</text:p>
          </table:table-cell>
          <table:table-cell table:formula="of:=CONCATENATE(&quot;UPDATE siv_dt_despacho  SET preuniart=&quot;;[.D22];&quot;, estincact=1 WHERE numorddes='&quot;;CONCATENATE(REPT(&quot;0&quot;;15-LEN([.A22]));[.A22]);&quot;' AND codart='&quot;;CONCATENATE(REPT(&quot;0&quot;;20-LEN([.B22]));[.B22]);&quot;' AND codalm='&quot;;CONCATENATE(REPT(&quot;0&quot;;10-LEN([.C22]));[.C22]);&quot;'; &quot;)" office:value-type="string" office:string-value="UPDATE siv_dt_despacho  SET preuniart=51.62, estincact=1 WHERE numorddes='000000000000618' AND codart='00000000000000001104' AND codalm='0000008010'; " calcext:value-type="string">
            <text:p>UPDATE siv_dt_despacho <text:s/>SET preuniart=51.62, estincact=1 WHERE numorddes='000000000000618' AND codart='00000000000000001104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2]));[.A22]);&quot;' AND codart='&quot;;CONCATENATE(REPT(&quot;0&quot;;20-LEN([.B22]));[.B22]);&quot;' AND codalm='&quot;;CONCATENATE(REPT(&quot;0&quot;;10-LEN([.C22]));[.C22]);&quot;' AND estincact=1&quot;;&quot;;&quot;)" office:value-type="string" office:string-value="UPDATE siv_dt_despacho SET monsubart=preuniart*canart, montotart=preuniart*canart WHERE numorddes='000000000000618' AND codart='00000000000000001104' AND codalm='0000008010' AND estincact=1;" calcext:value-type="string">
            <text:p>UPDATE siv_dt_despacho SET monsubart=preuniart*canart, montotart=preuniart*canart WHERE numorddes='000000000000618' AND codart='00000000000000001104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18</text:p>
          </table:table-cell>
          <table:table-cell table:style-name="ce12" office:value-type="string" calcext:value-type="string">
            <text:p>1111</text:p>
          </table:table-cell>
          <table:table-cell office:value-type="float" office:value="8010" calcext:value-type="float">
            <text:p>8010</text:p>
          </table:table-cell>
          <table:table-cell office:value-type="float" office:value="40.39" calcext:value-type="float">
            <text:p>40.39</text:p>
          </table:table-cell>
          <table:table-cell table:formula="of:=CONCATENATE(&quot;UPDATE siv_dt_despacho  SET preuniart=&quot;;[.D23];&quot;, estincact=1 WHERE numorddes='&quot;;CONCATENATE(REPT(&quot;0&quot;;15-LEN([.A23]));[.A23]);&quot;' AND codart='&quot;;CONCATENATE(REPT(&quot;0&quot;;20-LEN([.B23]));[.B23]);&quot;' AND codalm='&quot;;CONCATENATE(REPT(&quot;0&quot;;10-LEN([.C23]));[.C23]);&quot;'; &quot;)" office:value-type="string" office:string-value="UPDATE siv_dt_despacho  SET preuniart=40.39, estincact=1 WHERE numorddes='000000000000618' AND codart='00000000000000001111' AND codalm='0000008010'; " calcext:value-type="string">
            <text:p>UPDATE siv_dt_despacho <text:s/>SET preuniart=40.39, estincact=1 WHERE numorddes='000000000000618' AND codart='00000000000000001111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3]));[.A23]);&quot;' AND codart='&quot;;CONCATENATE(REPT(&quot;0&quot;;20-LEN([.B23]));[.B23]);&quot;' AND codalm='&quot;;CONCATENATE(REPT(&quot;0&quot;;10-LEN([.C23]));[.C23]);&quot;' AND estincact=1&quot;;&quot;;&quot;)" office:value-type="string" office:string-value="UPDATE siv_dt_despacho SET monsubart=preuniart*canart, montotart=preuniart*canart WHERE numorddes='000000000000618' AND codart='00000000000000001111' AND codalm='0000008010' AND estincact=1;" calcext:value-type="string">
            <text:p>UPDATE siv_dt_despacho SET monsubart=preuniart*canart, montotart=preuniart*canart WHERE numorddes='000000000000618' AND codart='00000000000000001111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879</text:p>
          </table:table-cell>
          <table:table-cell office:value-type="float" office:value="8010" calcext:value-type="float">
            <text:p>8010</text:p>
          </table:table-cell>
          <table:table-cell office:value-type="float" office:value="420" calcext:value-type="float">
            <text:p>420.00</text:p>
          </table:table-cell>
          <table:table-cell table:formula="of:=CONCATENATE(&quot;UPDATE siv_dt_despacho  SET preuniart=&quot;;[.D24];&quot;, estincact=1 WHERE numorddes='&quot;;CONCATENATE(REPT(&quot;0&quot;;15-LEN([.A24]));[.A24]);&quot;' AND codart='&quot;;CONCATENATE(REPT(&quot;0&quot;;20-LEN([.B24]));[.B24]);&quot;' AND codalm='&quot;;CONCATENATE(REPT(&quot;0&quot;;10-LEN([.C24]));[.C24]);&quot;'; &quot;)" office:value-type="string" office:string-value="UPDATE siv_dt_despacho  SET preuniart=420, estincact=1 WHERE numorddes='000000000000620' AND codart='00000000000000000879' AND codalm='0000008010'; " calcext:value-type="string">
            <text:p>UPDATE siv_dt_despacho <text:s/>SET preuniart=420, estincact=1 WHERE numorddes='000000000000620' AND codart='00000000000000000879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4]));[.A24]);&quot;' AND codart='&quot;;CONCATENATE(REPT(&quot;0&quot;;20-LEN([.B24]));[.B24]);&quot;' AND codalm='&quot;;CONCATENATE(REPT(&quot;0&quot;;10-LEN([.C24]));[.C24]);&quot;' AND estincact=1&quot;;&quot;;&quot;)" office:value-type="string" office:string-value="UPDATE siv_dt_despacho SET monsubart=preuniart*canart, montotart=preuniart*canart WHERE numorddes='000000000000620' AND codart='00000000000000000879' AND codalm='0000008010' AND estincact=1;" calcext:value-type="string">
            <text:p>UPDATE siv_dt_despacho SET monsubart=preuniart*canart, montotart=preuniart*canart WHERE numorddes='000000000000620' AND codart='00000000000000000879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3731</text:p>
          </table:table-cell>
          <table:table-cell office:value-type="float" office:value="8010" calcext:value-type="float">
            <text:p>8010</text:p>
          </table:table-cell>
          <table:table-cell office:value-type="float" office:value="1450" calcext:value-type="float">
            <text:p>1450.00</text:p>
          </table:table-cell>
          <table:table-cell table:formula="of:=CONCATENATE(&quot;UPDATE siv_dt_despacho  SET preuniart=&quot;;[.D25];&quot;, estincact=1 WHERE numorddes='&quot;;CONCATENATE(REPT(&quot;0&quot;;15-LEN([.A25]));[.A25]);&quot;' AND codart='&quot;;CONCATENATE(REPT(&quot;0&quot;;20-LEN([.B25]));[.B25]);&quot;' AND codalm='&quot;;CONCATENATE(REPT(&quot;0&quot;;10-LEN([.C25]));[.C25]);&quot;'; &quot;)" office:value-type="string" office:string-value="UPDATE siv_dt_despacho  SET preuniart=1450, estincact=1 WHERE numorddes='000000000000620' AND codart='00000000000000003731' AND codalm='0000008010'; " calcext:value-type="string">
            <text:p>UPDATE siv_dt_despacho <text:s/>SET preuniart=1450, estincact=1 WHERE numorddes='000000000000620' AND codart='00000000000000003731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5]));[.A25]);&quot;' AND codart='&quot;;CONCATENATE(REPT(&quot;0&quot;;20-LEN([.B25]));[.B25]);&quot;' AND codalm='&quot;;CONCATENATE(REPT(&quot;0&quot;;10-LEN([.C25]));[.C25]);&quot;' AND estincact=1&quot;;&quot;;&quot;)" office:value-type="string" office:string-value="UPDATE siv_dt_despacho SET monsubart=preuniart*canart, montotart=preuniart*canart WHERE numorddes='000000000000620' AND codart='00000000000000003731' AND codalm='0000008010' AND estincact=1;" calcext:value-type="string">
            <text:p>UPDATE siv_dt_despacho SET monsubart=preuniart*canart, montotart=preuniart*canart WHERE numorddes='000000000000620' AND codart='00000000000000003731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803</text:p>
          </table:table-cell>
          <table:table-cell office:value-type="float" office:value="8010" calcext:value-type="float">
            <text:p>8010</text:p>
          </table:table-cell>
          <table:table-cell office:value-type="float" office:value="300" calcext:value-type="float">
            <text:p>300.00</text:p>
          </table:table-cell>
          <table:table-cell table:formula="of:=CONCATENATE(&quot;UPDATE siv_dt_despacho  SET preuniart=&quot;;[.D26];&quot;, estincact=1 WHERE numorddes='&quot;;CONCATENATE(REPT(&quot;0&quot;;15-LEN([.A26]));[.A26]);&quot;' AND codart='&quot;;CONCATENATE(REPT(&quot;0&quot;;20-LEN([.B26]));[.B26]);&quot;' AND codalm='&quot;;CONCATENATE(REPT(&quot;0&quot;;10-LEN([.C26]));[.C26]);&quot;'; &quot;)" office:value-type="string" office:string-value="UPDATE siv_dt_despacho  SET preuniart=300, estincact=1 WHERE numorddes='000000000000620' AND codart='00000000000000000803' AND codalm='0000008010'; " calcext:value-type="string">
            <text:p>UPDATE siv_dt_despacho <text:s/>SET preuniart=300, estincact=1 WHERE numorddes='000000000000620' AND codart='00000000000000000803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6]));[.A26]);&quot;' AND codart='&quot;;CONCATENATE(REPT(&quot;0&quot;;20-LEN([.B26]));[.B26]);&quot;' AND codalm='&quot;;CONCATENATE(REPT(&quot;0&quot;;10-LEN([.C26]));[.C26]);&quot;' AND estincact=1&quot;;&quot;;&quot;)" office:value-type="string" office:string-value="UPDATE siv_dt_despacho SET monsubart=preuniart*canart, montotart=preuniart*canart WHERE numorddes='000000000000620' AND codart='00000000000000000803' AND codalm='0000008010' AND estincact=1;" calcext:value-type="string">
            <text:p>UPDATE siv_dt_despacho SET monsubart=preuniart*canart, montotart=preuniart*canart WHERE numorddes='000000000000620' AND codart='00000000000000000803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667</text:p>
          </table:table-cell>
          <table:table-cell office:value-type="float" office:value="8010" calcext:value-type="float">
            <text:p>8010</text:p>
          </table:table-cell>
          <table:table-cell office:value-type="float" office:value="410" calcext:value-type="float">
            <text:p>410.00</text:p>
          </table:table-cell>
          <table:table-cell table:formula="of:=CONCATENATE(&quot;UPDATE siv_dt_despacho  SET preuniart=&quot;;[.D27];&quot;, estincact=1 WHERE numorddes='&quot;;CONCATENATE(REPT(&quot;0&quot;;15-LEN([.A27]));[.A27]);&quot;' AND codart='&quot;;CONCATENATE(REPT(&quot;0&quot;;20-LEN([.B27]));[.B27]);&quot;' AND codalm='&quot;;CONCATENATE(REPT(&quot;0&quot;;10-LEN([.C27]));[.C27]);&quot;'; &quot;)" office:value-type="string" office:string-value="UPDATE siv_dt_despacho  SET preuniart=410, estincact=1 WHERE numorddes='000000000000620' AND codart='00000000000000000667' AND codalm='0000008010'; " calcext:value-type="string">
            <text:p>UPDATE siv_dt_despacho <text:s/>SET preuniart=410, estincact=1 WHERE numorddes='000000000000620' AND codart='00000000000000000667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7]));[.A27]);&quot;' AND codart='&quot;;CONCATENATE(REPT(&quot;0&quot;;20-LEN([.B27]));[.B27]);&quot;' AND codalm='&quot;;CONCATENATE(REPT(&quot;0&quot;;10-LEN([.C27]));[.C27]);&quot;' AND estincact=1&quot;;&quot;;&quot;)" office:value-type="string" office:string-value="UPDATE siv_dt_despacho SET monsubart=preuniart*canart, montotart=preuniart*canart WHERE numorddes='000000000000620' AND codart='00000000000000000667' AND codalm='0000008010' AND estincact=1;" calcext:value-type="string">
            <text:p>UPDATE siv_dt_despacho SET monsubart=preuniart*canart, montotart=preuniart*canart WHERE numorddes='000000000000620' AND codart='00000000000000000667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3709</text:p>
          </table:table-cell>
          <table:table-cell office:value-type="float" office:value="8010" calcext:value-type="float">
            <text:p>8010</text:p>
          </table:table-cell>
          <table:table-cell office:value-type="float" office:value="480" calcext:value-type="float">
            <text:p>480.00</text:p>
          </table:table-cell>
          <table:table-cell table:formula="of:=CONCATENATE(&quot;UPDATE siv_dt_despacho  SET preuniart=&quot;;[.D28];&quot;, estincact=1 WHERE numorddes='&quot;;CONCATENATE(REPT(&quot;0&quot;;15-LEN([.A28]));[.A28]);&quot;' AND codart='&quot;;CONCATENATE(REPT(&quot;0&quot;;20-LEN([.B28]));[.B28]);&quot;' AND codalm='&quot;;CONCATENATE(REPT(&quot;0&quot;;10-LEN([.C28]));[.C28]);&quot;'; &quot;)" office:value-type="string" office:string-value="UPDATE siv_dt_despacho  SET preuniart=480, estincact=1 WHERE numorddes='000000000000620' AND codart='00000000000000003709' AND codalm='0000008010'; " calcext:value-type="string">
            <text:p>UPDATE siv_dt_despacho <text:s/>SET preuniart=480, estincact=1 WHERE numorddes='000000000000620' AND codart='00000000000000003709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8]));[.A28]);&quot;' AND codart='&quot;;CONCATENATE(REPT(&quot;0&quot;;20-LEN([.B28]));[.B28]);&quot;' AND codalm='&quot;;CONCATENATE(REPT(&quot;0&quot;;10-LEN([.C28]));[.C28]);&quot;' AND estincact=1&quot;;&quot;;&quot;)" office:value-type="string" office:string-value="UPDATE siv_dt_despacho SET monsubart=preuniart*canart, montotart=preuniart*canart WHERE numorddes='000000000000620' AND codart='00000000000000003709' AND codalm='0000008010' AND estincact=1;" calcext:value-type="string">
            <text:p>UPDATE siv_dt_despacho SET monsubart=preuniart*canart, montotart=preuniart*canart WHERE numorddes='000000000000620' AND codart='00000000000000003709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2435</text:p>
          </table:table-cell>
          <table:table-cell office:value-type="float" office:value="8010" calcext:value-type="float">
            <text:p>8010</text:p>
          </table:table-cell>
          <table:table-cell office:value-type="float" office:value="1450" calcext:value-type="float">
            <text:p>1450.00</text:p>
          </table:table-cell>
          <table:table-cell table:formula="of:=CONCATENATE(&quot;UPDATE siv_dt_despacho  SET preuniart=&quot;;[.D29];&quot;, estincact=1 WHERE numorddes='&quot;;CONCATENATE(REPT(&quot;0&quot;;15-LEN([.A29]));[.A29]);&quot;' AND codart='&quot;;CONCATENATE(REPT(&quot;0&quot;;20-LEN([.B29]));[.B29]);&quot;' AND codalm='&quot;;CONCATENATE(REPT(&quot;0&quot;;10-LEN([.C29]));[.C29]);&quot;'; &quot;)" office:value-type="string" office:string-value="UPDATE siv_dt_despacho  SET preuniart=1450, estincact=1 WHERE numorddes='000000000000620' AND codart='00000000000000002435' AND codalm='0000008010'; " calcext:value-type="string">
            <text:p>UPDATE siv_dt_despacho <text:s/>SET preuniart=1450, estincact=1 WHERE numorddes='000000000000620' AND codart='00000000000000002435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29]));[.A29]);&quot;' AND codart='&quot;;CONCATENATE(REPT(&quot;0&quot;;20-LEN([.B29]));[.B29]);&quot;' AND codalm='&quot;;CONCATENATE(REPT(&quot;0&quot;;10-LEN([.C29]));[.C29]);&quot;' AND estincact=1&quot;;&quot;;&quot;)" office:value-type="string" office:string-value="UPDATE siv_dt_despacho SET monsubart=preuniart*canart, montotart=preuniart*canart WHERE numorddes='000000000000620' AND codart='00000000000000002435' AND codalm='0000008010' AND estincact=1;" calcext:value-type="string">
            <text:p>UPDATE siv_dt_despacho SET monsubart=preuniart*canart, montotart=preuniart*canart WHERE numorddes='000000000000620' AND codart='00000000000000002435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862</text:p>
          </table:table-cell>
          <table:table-cell office:value-type="float" office:value="8010" calcext:value-type="float">
            <text:p>8010</text:p>
          </table:table-cell>
          <table:table-cell office:value-type="float" office:value="1250" calcext:value-type="float">
            <text:p>1250.00</text:p>
          </table:table-cell>
          <table:table-cell table:formula="of:=CONCATENATE(&quot;UPDATE siv_dt_despacho  SET preuniart=&quot;;[.D30];&quot;, estincact=1 WHERE numorddes='&quot;;CONCATENATE(REPT(&quot;0&quot;;15-LEN([.A30]));[.A30]);&quot;' AND codart='&quot;;CONCATENATE(REPT(&quot;0&quot;;20-LEN([.B30]));[.B30]);&quot;' AND codalm='&quot;;CONCATENATE(REPT(&quot;0&quot;;10-LEN([.C30]));[.C30]);&quot;'; &quot;)" office:value-type="string" office:string-value="UPDATE siv_dt_despacho  SET preuniart=1250, estincact=1 WHERE numorddes='000000000000620' AND codart='00000000000000000862' AND codalm='0000008010'; " calcext:value-type="string">
            <text:p>UPDATE siv_dt_despacho <text:s/>SET preuniart=1250, estincact=1 WHERE numorddes='000000000000620' AND codart='00000000000000000862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0]));[.A30]);&quot;' AND codart='&quot;;CONCATENATE(REPT(&quot;0&quot;;20-LEN([.B30]));[.B30]);&quot;' AND codalm='&quot;;CONCATENATE(REPT(&quot;0&quot;;10-LEN([.C30]));[.C30]);&quot;' AND estincact=1&quot;;&quot;;&quot;)" office:value-type="string" office:string-value="UPDATE siv_dt_despacho SET monsubart=preuniart*canart, montotart=preuniart*canart WHERE numorddes='000000000000620' AND codart='00000000000000000862' AND codalm='0000008010' AND estincact=1;" calcext:value-type="string">
            <text:p>UPDATE siv_dt_despacho SET monsubart=preuniart*canart, montotart=preuniart*canart WHERE numorddes='000000000000620' AND codart='00000000000000000862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2414</text:p>
          </table:table-cell>
          <table:table-cell office:value-type="float" office:value="8010" calcext:value-type="float">
            <text:p>8010</text:p>
          </table:table-cell>
          <table:table-cell office:value-type="float" office:value="2140" calcext:value-type="float">
            <text:p>2140.00</text:p>
          </table:table-cell>
          <table:table-cell table:formula="of:=CONCATENATE(&quot;UPDATE siv_dt_despacho  SET preuniart=&quot;;[.D31];&quot;, estincact=1 WHERE numorddes='&quot;;CONCATENATE(REPT(&quot;0&quot;;15-LEN([.A31]));[.A31]);&quot;' AND codart='&quot;;CONCATENATE(REPT(&quot;0&quot;;20-LEN([.B31]));[.B31]);&quot;' AND codalm='&quot;;CONCATENATE(REPT(&quot;0&quot;;10-LEN([.C31]));[.C31]);&quot;'; &quot;)" office:value-type="string" office:string-value="UPDATE siv_dt_despacho  SET preuniart=2140, estincact=1 WHERE numorddes='000000000000620' AND codart='00000000000000002414' AND codalm='0000008010'; " calcext:value-type="string">
            <text:p>UPDATE siv_dt_despacho <text:s/>SET preuniart=2140, estincact=1 WHERE numorddes='000000000000620' AND codart='00000000000000002414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1]));[.A31]);&quot;' AND codart='&quot;;CONCATENATE(REPT(&quot;0&quot;;20-LEN([.B31]));[.B31]);&quot;' AND codalm='&quot;;CONCATENATE(REPT(&quot;0&quot;;10-LEN([.C31]));[.C31]);&quot;' AND estincact=1&quot;;&quot;;&quot;)" office:value-type="string" office:string-value="UPDATE siv_dt_despacho SET monsubart=preuniart*canart, montotart=preuniart*canart WHERE numorddes='000000000000620' AND codart='00000000000000002414' AND codalm='0000008010' AND estincact=1;" calcext:value-type="string">
            <text:p>UPDATE siv_dt_despacho SET monsubart=preuniart*canart, montotart=preuniart*canart WHERE numorddes='000000000000620' AND codart='00000000000000002414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1133</text:p>
          </table:table-cell>
          <table:table-cell office:value-type="float" office:value="8010" calcext:value-type="float">
            <text:p>8010</text:p>
          </table:table-cell>
          <table:table-cell office:value-type="float" office:value="399" calcext:value-type="float">
            <text:p>399.00</text:p>
          </table:table-cell>
          <table:table-cell table:formula="of:=CONCATENATE(&quot;UPDATE siv_dt_despacho  SET preuniart=&quot;;[.D32];&quot;, estincact=1 WHERE numorddes='&quot;;CONCATENATE(REPT(&quot;0&quot;;15-LEN([.A32]));[.A32]);&quot;' AND codart='&quot;;CONCATENATE(REPT(&quot;0&quot;;20-LEN([.B32]));[.B32]);&quot;' AND codalm='&quot;;CONCATENATE(REPT(&quot;0&quot;;10-LEN([.C32]));[.C32]);&quot;'; &quot;)" office:value-type="string" office:string-value="UPDATE siv_dt_despacho  SET preuniart=399, estincact=1 WHERE numorddes='000000000000620' AND codart='00000000000000001133' AND codalm='0000008010'; " calcext:value-type="string">
            <text:p>UPDATE siv_dt_despacho <text:s/>SET preuniart=399, estincact=1 WHERE numorddes='000000000000620' AND codart='00000000000000001133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2]));[.A32]);&quot;' AND codart='&quot;;CONCATENATE(REPT(&quot;0&quot;;20-LEN([.B32]));[.B32]);&quot;' AND codalm='&quot;;CONCATENATE(REPT(&quot;0&quot;;10-LEN([.C32]));[.C32]);&quot;' AND estincact=1&quot;;&quot;;&quot;)" office:value-type="string" office:string-value="UPDATE siv_dt_despacho SET monsubart=preuniart*canart, montotart=preuniart*canart WHERE numorddes='000000000000620' AND codart='00000000000000001133' AND codalm='0000008010' AND estincact=1;" calcext:value-type="string">
            <text:p>UPDATE siv_dt_despacho SET monsubart=preuniart*canart, montotart=preuniart*canart WHERE numorddes='000000000000620' AND codart='00000000000000001133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3160</text:p>
          </table:table-cell>
          <table:table-cell office:value-type="float" office:value="8010" calcext:value-type="float">
            <text:p>8010</text:p>
          </table:table-cell>
          <table:table-cell office:value-type="float" office:value="620" calcext:value-type="float">
            <text:p>620.00</text:p>
          </table:table-cell>
          <table:table-cell table:formula="of:=CONCATENATE(&quot;UPDATE siv_dt_despacho  SET preuniart=&quot;;[.D33];&quot;, estincact=1 WHERE numorddes='&quot;;CONCATENATE(REPT(&quot;0&quot;;15-LEN([.A33]));[.A33]);&quot;' AND codart='&quot;;CONCATENATE(REPT(&quot;0&quot;;20-LEN([.B33]));[.B33]);&quot;' AND codalm='&quot;;CONCATENATE(REPT(&quot;0&quot;;10-LEN([.C33]));[.C33]);&quot;'; &quot;)" office:value-type="string" office:string-value="UPDATE siv_dt_despacho  SET preuniart=620, estincact=1 WHERE numorddes='000000000000620' AND codart='00000000000000003160' AND codalm='0000008010'; " calcext:value-type="string">
            <text:p>UPDATE siv_dt_despacho <text:s/>SET preuniart=620, estincact=1 WHERE numorddes='000000000000620' AND codart='00000000000000003160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3]));[.A33]);&quot;' AND codart='&quot;;CONCATENATE(REPT(&quot;0&quot;;20-LEN([.B33]));[.B33]);&quot;' AND codalm='&quot;;CONCATENATE(REPT(&quot;0&quot;;10-LEN([.C33]));[.C33]);&quot;' AND estincact=1&quot;;&quot;;&quot;)" office:value-type="string" office:string-value="UPDATE siv_dt_despacho SET monsubart=preuniart*canart, montotart=preuniart*canart WHERE numorddes='000000000000620' AND codart='00000000000000003160' AND codalm='0000008010' AND estincact=1;" calcext:value-type="string">
            <text:p>UPDATE siv_dt_despacho SET monsubart=preuniart*canart, montotart=preuniart*canart WHERE numorddes='000000000000620' AND codart='00000000000000003160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385</text:p>
          </table:table-cell>
          <table:table-cell office:value-type="float" office:value="8010" calcext:value-type="float">
            <text:p>8010</text:p>
          </table:table-cell>
          <table:table-cell office:value-type="float" office:value="720" calcext:value-type="float">
            <text:p>720.00</text:p>
          </table:table-cell>
          <table:table-cell table:formula="of:=CONCATENATE(&quot;UPDATE siv_dt_despacho  SET preuniart=&quot;;[.D34];&quot;, estincact=1 WHERE numorddes='&quot;;CONCATENATE(REPT(&quot;0&quot;;15-LEN([.A34]));[.A34]);&quot;' AND codart='&quot;;CONCATENATE(REPT(&quot;0&quot;;20-LEN([.B34]));[.B34]);&quot;' AND codalm='&quot;;CONCATENATE(REPT(&quot;0&quot;;10-LEN([.C34]));[.C34]);&quot;'; &quot;)" office:value-type="string" office:string-value="UPDATE siv_dt_despacho  SET preuniart=720, estincact=1 WHERE numorddes='000000000000620' AND codart='00000000000000000385' AND codalm='0000008010'; " calcext:value-type="string">
            <text:p>UPDATE siv_dt_despacho <text:s/>SET preuniart=720, estincact=1 WHERE numorddes='000000000000620' AND codart='00000000000000000385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4]));[.A34]);&quot;' AND codart='&quot;;CONCATENATE(REPT(&quot;0&quot;;20-LEN([.B34]));[.B34]);&quot;' AND codalm='&quot;;CONCATENATE(REPT(&quot;0&quot;;10-LEN([.C34]));[.C34]);&quot;' AND estincact=1&quot;;&quot;;&quot;)" office:value-type="string" office:string-value="UPDATE siv_dt_despacho SET monsubart=preuniart*canart, montotart=preuniart*canart WHERE numorddes='000000000000620' AND codart='00000000000000000385' AND codalm='0000008010' AND estincact=1;" calcext:value-type="string">
            <text:p>UPDATE siv_dt_despacho SET monsubart=preuniart*canart, montotart=preuniart*canart WHERE numorddes='000000000000620' AND codart='00000000000000000385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394</text:p>
          </table:table-cell>
          <table:table-cell office:value-type="float" office:value="8010" calcext:value-type="float">
            <text:p>8010</text:p>
          </table:table-cell>
          <table:table-cell office:value-type="float" office:value="310" calcext:value-type="float">
            <text:p>310.00</text:p>
          </table:table-cell>
          <table:table-cell table:formula="of:=CONCATENATE(&quot;UPDATE siv_dt_despacho  SET preuniart=&quot;;[.D35];&quot;, estincact=1 WHERE numorddes='&quot;;CONCATENATE(REPT(&quot;0&quot;;15-LEN([.A35]));[.A35]);&quot;' AND codart='&quot;;CONCATENATE(REPT(&quot;0&quot;;20-LEN([.B35]));[.B35]);&quot;' AND codalm='&quot;;CONCATENATE(REPT(&quot;0&quot;;10-LEN([.C35]));[.C35]);&quot;'; &quot;)" office:value-type="string" office:string-value="UPDATE siv_dt_despacho  SET preuniart=310, estincact=1 WHERE numorddes='000000000000620' AND codart='00000000000000000394' AND codalm='0000008010'; " calcext:value-type="string">
            <text:p>UPDATE siv_dt_despacho <text:s/>SET preuniart=310, estincact=1 WHERE numorddes='000000000000620' AND codart='00000000000000000394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5]));[.A35]);&quot;' AND codart='&quot;;CONCATENATE(REPT(&quot;0&quot;;20-LEN([.B35]));[.B35]);&quot;' AND codalm='&quot;;CONCATENATE(REPT(&quot;0&quot;;10-LEN([.C35]));[.C35]);&quot;' AND estincact=1&quot;;&quot;;&quot;)" office:value-type="string" office:string-value="UPDATE siv_dt_despacho SET monsubart=preuniart*canart, montotart=preuniart*canart WHERE numorddes='000000000000620' AND codart='00000000000000000394' AND codalm='0000008010' AND estincact=1;" calcext:value-type="string">
            <text:p>UPDATE siv_dt_despacho SET monsubart=preuniart*canart, montotart=preuniart*canart WHERE numorddes='000000000000620' AND codart='00000000000000000394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2163</text:p>
          </table:table-cell>
          <table:table-cell office:value-type="float" office:value="8010" calcext:value-type="float">
            <text:p>8010</text:p>
          </table:table-cell>
          <table:table-cell office:value-type="float" office:value="290" calcext:value-type="float">
            <text:p>290.00</text:p>
          </table:table-cell>
          <table:table-cell table:formula="of:=CONCATENATE(&quot;UPDATE siv_dt_despacho  SET preuniart=&quot;;[.D36];&quot;, estincact=1 WHERE numorddes='&quot;;CONCATENATE(REPT(&quot;0&quot;;15-LEN([.A36]));[.A36]);&quot;' AND codart='&quot;;CONCATENATE(REPT(&quot;0&quot;;20-LEN([.B36]));[.B36]);&quot;' AND codalm='&quot;;CONCATENATE(REPT(&quot;0&quot;;10-LEN([.C36]));[.C36]);&quot;'; &quot;)" office:value-type="string" office:string-value="UPDATE siv_dt_despacho  SET preuniart=290, estincact=1 WHERE numorddes='000000000000620' AND codart='00000000000000002163' AND codalm='0000008010'; " calcext:value-type="string">
            <text:p>UPDATE siv_dt_despacho <text:s/>SET preuniart=290, estincact=1 WHERE numorddes='000000000000620' AND codart='00000000000000002163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6]));[.A36]);&quot;' AND codart='&quot;;CONCATENATE(REPT(&quot;0&quot;;20-LEN([.B36]));[.B36]);&quot;' AND codalm='&quot;;CONCATENATE(REPT(&quot;0&quot;;10-LEN([.C36]));[.C36]);&quot;' AND estincact=1&quot;;&quot;;&quot;)" office:value-type="string" office:string-value="UPDATE siv_dt_despacho SET monsubart=preuniart*canart, montotart=preuniart*canart WHERE numorddes='000000000000620' AND codart='00000000000000002163' AND codalm='0000008010' AND estincact=1;" calcext:value-type="string">
            <text:p>UPDATE siv_dt_despacho SET monsubart=preuniart*canart, montotart=preuniart*canart WHERE numorddes='000000000000620' AND codart='00000000000000002163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1063</text:p>
          </table:table-cell>
          <table:table-cell office:value-type="float" office:value="8010" calcext:value-type="float">
            <text:p>8010</text:p>
          </table:table-cell>
          <table:table-cell office:value-type="float" office:value="1450" calcext:value-type="float">
            <text:p>1450.00</text:p>
          </table:table-cell>
          <table:table-cell table:formula="of:=CONCATENATE(&quot;UPDATE siv_dt_despacho  SET preuniart=&quot;;[.D37];&quot;, estincact=1 WHERE numorddes='&quot;;CONCATENATE(REPT(&quot;0&quot;;15-LEN([.A37]));[.A37]);&quot;' AND codart='&quot;;CONCATENATE(REPT(&quot;0&quot;;20-LEN([.B37]));[.B37]);&quot;' AND codalm='&quot;;CONCATENATE(REPT(&quot;0&quot;;10-LEN([.C37]));[.C37]);&quot;'; &quot;)" office:value-type="string" office:string-value="UPDATE siv_dt_despacho  SET preuniart=1450, estincact=1 WHERE numorddes='000000000000620' AND codart='00000000000000001063' AND codalm='0000008010'; " calcext:value-type="string">
            <text:p>UPDATE siv_dt_despacho <text:s/>SET preuniart=1450, estincact=1 WHERE numorddes='000000000000620' AND codart='00000000000000001063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7]));[.A37]);&quot;' AND codart='&quot;;CONCATENATE(REPT(&quot;0&quot;;20-LEN([.B37]));[.B37]);&quot;' AND codalm='&quot;;CONCATENATE(REPT(&quot;0&quot;;10-LEN([.C37]));[.C37]);&quot;' AND estincact=1&quot;;&quot;;&quot;)" office:value-type="string" office:string-value="UPDATE siv_dt_despacho SET monsubart=preuniart*canart, montotart=preuniart*canart WHERE numorddes='000000000000620' AND codart='00000000000000001063' AND codalm='0000008010' AND estincact=1;" calcext:value-type="string">
            <text:p>UPDATE siv_dt_despacho SET monsubart=preuniart*canart, montotart=preuniart*canart WHERE numorddes='000000000000620' AND codart='00000000000000001063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954</text:p>
          </table:table-cell>
          <table:table-cell office:value-type="float" office:value="8010" calcext:value-type="float">
            <text:p>8010</text:p>
          </table:table-cell>
          <table:table-cell office:value-type="float" office:value="1890" calcext:value-type="float">
            <text:p>1890.00</text:p>
          </table:table-cell>
          <table:table-cell table:formula="of:=CONCATENATE(&quot;UPDATE siv_dt_despacho  SET preuniart=&quot;;[.D38];&quot;, estincact=1 WHERE numorddes='&quot;;CONCATENATE(REPT(&quot;0&quot;;15-LEN([.A38]));[.A38]);&quot;' AND codart='&quot;;CONCATENATE(REPT(&quot;0&quot;;20-LEN([.B38]));[.B38]);&quot;' AND codalm='&quot;;CONCATENATE(REPT(&quot;0&quot;;10-LEN([.C38]));[.C38]);&quot;'; &quot;)" office:value-type="string" office:string-value="UPDATE siv_dt_despacho  SET preuniart=1890, estincact=1 WHERE numorddes='000000000000620' AND codart='00000000000000000954' AND codalm='0000008010'; " calcext:value-type="string">
            <text:p>UPDATE siv_dt_despacho <text:s/>SET preuniart=1890, estincact=1 WHERE numorddes='000000000000620' AND codart='00000000000000000954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8]));[.A38]);&quot;' AND codart='&quot;;CONCATENATE(REPT(&quot;0&quot;;20-LEN([.B38]));[.B38]);&quot;' AND codalm='&quot;;CONCATENATE(REPT(&quot;0&quot;;10-LEN([.C38]));[.C38]);&quot;' AND estincact=1&quot;;&quot;;&quot;)" office:value-type="string" office:string-value="UPDATE siv_dt_despacho SET monsubart=preuniart*canart, montotart=preuniart*canart WHERE numorddes='000000000000620' AND codart='00000000000000000954' AND codalm='0000008010' AND estincact=1;" calcext:value-type="string">
            <text:p>UPDATE siv_dt_despacho SET monsubart=preuniart*canart, montotart=preuniart*canart WHERE numorddes='000000000000620' AND codart='00000000000000000954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620</text:p>
          </table:table-cell>
          <table:table-cell table:style-name="ce12" office:value-type="string" calcext:value-type="string">
            <text:p>207</text:p>
          </table:table-cell>
          <table:table-cell office:value-type="float" office:value="8010" calcext:value-type="float">
            <text:p>8010</text:p>
          </table:table-cell>
          <table:table-cell office:value-type="float" office:value="420" calcext:value-type="float">
            <text:p>420.00</text:p>
          </table:table-cell>
          <table:table-cell table:formula="of:=CONCATENATE(&quot;UPDATE siv_dt_despacho  SET preuniart=&quot;;[.D39];&quot;, estincact=1 WHERE numorddes='&quot;;CONCATENATE(REPT(&quot;0&quot;;15-LEN([.A39]));[.A39]);&quot;' AND codart='&quot;;CONCATENATE(REPT(&quot;0&quot;;20-LEN([.B39]));[.B39]);&quot;' AND codalm='&quot;;CONCATENATE(REPT(&quot;0&quot;;10-LEN([.C39]));[.C39]);&quot;'; &quot;)" office:value-type="string" office:string-value="UPDATE siv_dt_despacho  SET preuniart=420, estincact=1 WHERE numorddes='000000000000620' AND codart='00000000000000000207' AND codalm='0000008010'; " calcext:value-type="string">
            <text:p>UPDATE siv_dt_despacho <text:s/>SET preuniart=420, estincact=1 WHERE numorddes='000000000000620' AND codart='00000000000000000207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39]));[.A39]);&quot;' AND codart='&quot;;CONCATENATE(REPT(&quot;0&quot;;20-LEN([.B39]));[.B39]);&quot;' AND codalm='&quot;;CONCATENATE(REPT(&quot;0&quot;;10-LEN([.C39]));[.C39]);&quot;' AND estincact=1&quot;;&quot;;&quot;)" office:value-type="string" office:string-value="UPDATE siv_dt_despacho SET monsubart=preuniart*canart, montotart=preuniart*canart WHERE numorddes='000000000000620' AND codart='00000000000000000207' AND codalm='0000008010' AND estincact=1;" calcext:value-type="string">
            <text:p>UPDATE siv_dt_despacho SET monsubart=preuniart*canart, montotart=preuniart*canart WHERE numorddes='000000000000620' AND codart='00000000000000000207' AND codalm='0000008010' AND estincact=1;</text:p>
          </table:table-cell>
          <table:table-cell table:number-columns-repeated="16"/>
        </table:table-row>
        <table:table-row table:style-name="ro2">
          <table:table-cell table:style-name="ce10" office:value-type="string" calcext:value-type="string">
            <text:p>572</text:p>
          </table:table-cell>
          <table:table-cell table:style-name="ce12" office:value-type="string" calcext:value-type="string">
            <text:p>3820</text:p>
          </table:table-cell>
          <table:table-cell office:value-type="float" office:value="8010" calcext:value-type="float">
            <text:p>8010</text:p>
          </table:table-cell>
          <table:table-cell office:value-type="float" office:value="12000" calcext:value-type="float">
            <text:p>12000.00</text:p>
          </table:table-cell>
          <table:table-cell table:formula="of:=CONCATENATE(&quot;UPDATE siv_dt_despacho  SET preuniart=&quot;;[.D40];&quot;, estincact=1 WHERE numorddes='&quot;;CONCATENATE(REPT(&quot;0&quot;;15-LEN([.A40]));[.A40]);&quot;' AND codart='&quot;;CONCATENATE(REPT(&quot;0&quot;;20-LEN([.B40]));[.B40]);&quot;' AND codalm='&quot;;CONCATENATE(REPT(&quot;0&quot;;10-LEN([.C40]));[.C40]);&quot;'; &quot;)" office:value-type="string" office:string-value="UPDATE siv_dt_despacho  SET preuniart=12000, estincact=1 WHERE numorddes='000000000000572' AND codart='00000000000000003820' AND codalm='0000008010'; " calcext:value-type="string">
            <text:p>UPDATE siv_dt_despacho <text:s/>SET preuniart=12000, estincact=1 WHERE numorddes='000000000000572' AND codart='00000000000000003820' AND codalm='0000008010'; </text:p>
          </table:table-cell>
          <table:table-cell table:number-columns-repeated="12"/>
          <table:table-cell table:formula="of:=CONCATENATE(&quot;UPDATE siv_dt_despacho SET monsubart=preuniart*canart, montotart=preuniart*canart WHERE numorddes='&quot;;CONCATENATE(REPT(&quot;0&quot;;15-LEN([.A40]));[.A40]);&quot;' AND codart='&quot;;CONCATENATE(REPT(&quot;0&quot;;20-LEN([.B40]));[.B40]);&quot;' AND codalm='&quot;;CONCATENATE(REPT(&quot;0&quot;;10-LEN([.C40]));[.C40]);&quot;' AND estincact=1&quot;;&quot;;&quot;)" office:value-type="string" office:string-value="UPDATE siv_dt_despacho SET monsubart=preuniart*canart, montotart=preuniart*canart WHERE numorddes='000000000000572' AND codart='00000000000000003820' AND codalm='0000008010' AND estincact=1;" calcext:value-type="string">
            <text:p>UPDATE siv_dt_despacho SET monsubart=preuniart*canart, montotart=preuniart*canart WHERE numorddes='000000000000572' AND codart='00000000000000003820' AND codalm='0000008010' AND estincact=1;</text:p>
          </table:table-cell>
          <table:table-cell table:number-columns-repeated="16"/>
        </table:table-row>
        <table:table-row table:style-name="ro2"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2689" calcext:value-type="float">
            <text:p>2689</text:p>
          </table:table-cell>
          <table:table-cell table:style-name="ce13" office:value-type="float" office:value="8000" calcext:value-type="float">
            <text:p>8000</text:p>
          </table:table-cell>
          <table:table-cell table:style-name="ce15" office:value-type="float" office:value="36000" calcext:value-type="float">
            <text:p>36,000.00</text:p>
          </table:table-cell>
          <table:table-cell table:formula="of:=CONCATENATE(&quot;UPDATE siv_dt_despacho  SET preuniart=&quot;;[.D41];&quot;, estincact=1 WHERE numorddes='&quot;;CONCATENATE(REPT(&quot;0&quot;;15-LEN([.A41]));[.A41]);&quot;' AND codart='&quot;;CONCATENATE(REPT(&quot;0&quot;;20-LEN([.B41]));[.B41]);&quot;' AND codalm='&quot;;CONCATENATE(REPT(&quot;0&quot;;10-LEN([.C41]));[.C41]);&quot;'; &quot;)" office:value-type="string" office:string-value="UPDATE siv_dt_despacho  SET preuniart=36000, estincact=1 WHERE numorddes='000000000000641' AND codart='00000000000000002689' AND codalm='0000008000'; " calcext:value-type="string">
            <text:p>UPDATE siv_dt_despacho <text:s/>SET preuniart=36000, estincact=1 WHERE numorddes='000000000000641' AND codart='00000000000000002689' AND codalm='0000008000'; </text:p>
          </table:table-cell>
          <table:table-cell table:number-columns-repeated="29"/>
        </table:table-row>
        <table:table-row table:style-name="ro2" table:number-rows-repeated="228">
          <table:table-cell table:number-columns-repeated="3"/>
          <table:table-cell table:style-name="ce16"/>
          <table:table-cell table:number-columns-repeated="30"/>
        </table:table-row>
        <table:table-row table:style-name="ro2" table:number-rows-repeated="1048306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Hoja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ro del despacho</text:p>
          </table:table-cell>
          <table:table-cell office:value-type="string" calcext:value-type="string">
            <text:p>codigo del articulo</text:p>
          </table:table-cell>
          <table:table-cell office:value-type="string" calcext:value-type="string">
            <text:p>debhab</text:p>
          </table:table-cell>
          <table:table-cell table:style-name="ce9" office:value-type="string" calcext:value-type="string">
            <text:p>monto</text:p>
          </table:table-cell>
          <table:table-cell/>
          <table:table-cell table:style-name="ce7" office:value-type="string" calcext:value-type="string">
            <text:p>CUARTO</text:p>
          </table:table-cell>
        </table:table-row>
        <table:table-row table:style-name="ro2">
          <table:table-cell table:style-name="ce8" office:value-type="string" calcext:value-type="string">
            <text:p>000000000000532</text:p>
          </table:table-cell>
          <table:table-cell table:style-name="ce8" office:value-type="string" calcext:value-type="string">
            <text:p>00000000000000001063</text:p>
          </table:table-cell>
          <table:table-cell office:value-type="string" calcext:value-type="string">
            <text:p>D</text:p>
          </table:table-cell>
          <table:table-cell office:value-type="float" office:value="720" calcext:value-type="float">
            <text:p>720.00</text:p>
          </table:table-cell>
          <table:table-cell/>
          <table:table-cell table:formula="of:=CONCATENATE(&quot;UPDATE siv_dt_scg SET monto=&quot;;[.D2];&quot; WHERE  codcmp='&quot;;CONCATENATE(REPT(&quot;0&quot;;15-LEN([.A2]));[.A2]);&quot;' AND codart='&quot;;CONCATENATE(REPT(&quot;0&quot;;20-LEN([.B2]));[.B2]);&quot;' AND debhab='&quot;;[.C2];&quot;';&quot;)" office:value-type="string" office:string-value="UPDATE siv_dt_scg SET monto=720 WHERE  codcmp='000000000000532' AND codart='00000000000000001063' AND debhab='D';" calcext:value-type="string">
            <text:p>UPDATE siv_dt_scg SET monto=720 WHERE <text:s/>codcmp='000000000000532' AND codart='00000000000000001063' AND debhab='D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697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.00</text:p>
          </table:table-cell>
          <table:table-cell/>
          <table:table-cell table:formula="of:=CONCATENATE(&quot;UPDATE siv_dt_scg SET monto=&quot;;[.D3];&quot; WHERE  codcmp='&quot;;CONCATENATE(REPT(&quot;0&quot;;15-LEN([.A3]));[.A3]);&quot;' AND codart='&quot;;CONCATENATE(REPT(&quot;0&quot;;20-LEN([.B3]));[.B3]);&quot;' AND debhab='&quot;;[.C3];&quot;';&quot;)" office:value-type="string" office:string-value="UPDATE siv_dt_scg SET monto=600 WHERE  codcmp='000000000000577' AND codart='00000000000000000697' AND debhab='D';" calcext:value-type="string">
            <text:p>UPDATE siv_dt_scg SET monto=600 WHERE <text:s/>codcmp='000000000000577' AND codart='00000000000000000697' AND debhab='D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696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.00</text:p>
          </table:table-cell>
          <table:table-cell/>
          <table:table-cell table:formula="of:=CONCATENATE(&quot;UPDATE siv_dt_scg SET monto=&quot;;[.D4];&quot; WHERE  codcmp='&quot;;CONCATENATE(REPT(&quot;0&quot;;15-LEN([.A4]));[.A4]);&quot;' AND codart='&quot;;CONCATENATE(REPT(&quot;0&quot;;20-LEN([.B4]));[.B4]);&quot;' AND debhab='&quot;;[.C4];&quot;';&quot;)" office:value-type="string" office:string-value="UPDATE siv_dt_scg SET monto=600 WHERE  codcmp='000000000000577' AND codart='00000000000000000696' AND debhab='D';" calcext:value-type="string">
            <text:p>UPDATE siv_dt_scg SET monto=600 WHERE <text:s/>codcmp='000000000000577' AND codart='00000000000000000696' AND debhab='D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712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.00</text:p>
          </table:table-cell>
          <table:table-cell/>
          <table:table-cell table:formula="of:=CONCATENATE(&quot;UPDATE siv_dt_scg SET monto=&quot;;[.D5];&quot; WHERE  codcmp='&quot;;CONCATENATE(REPT(&quot;0&quot;;15-LEN([.A5]));[.A5]);&quot;' AND codart='&quot;;CONCATENATE(REPT(&quot;0&quot;;20-LEN([.B5]));[.B5]);&quot;' AND debhab='&quot;;[.C5];&quot;';&quot;)" office:value-type="string" office:string-value="UPDATE siv_dt_scg SET monto=600 WHERE  codcmp='000000000000577' AND codart='00000000000000000712' AND debhab='D';" calcext:value-type="string">
            <text:p>UPDATE siv_dt_scg SET monto=600 WHERE <text:s/>codcmp='000000000000577' AND codart='00000000000000000712' AND debhab='D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201</text:p>
          </table:table-cell>
          <table:table-cell office:value-type="string" calcext:value-type="string">
            <text:p>D</text:p>
          </table:table-cell>
          <table:table-cell office:value-type="float" office:value="640" calcext:value-type="float">
            <text:p>640.00</text:p>
          </table:table-cell>
          <table:table-cell/>
          <table:table-cell table:formula="of:=CONCATENATE(&quot;UPDATE siv_dt_scg SET monto=&quot;;[.D6];&quot; WHERE  codcmp='&quot;;CONCATENATE(REPT(&quot;0&quot;;15-LEN([.A6]));[.A6]);&quot;' AND codart='&quot;;CONCATENATE(REPT(&quot;0&quot;;20-LEN([.B6]));[.B6]);&quot;' AND debhab='&quot;;[.C6];&quot;';&quot;)" office:value-type="string" office:string-value="UPDATE siv_dt_scg SET monto=640 WHERE  codcmp='000000000000577' AND codart='00000000000000000201' AND debhab='D';" calcext:value-type="string">
            <text:p>UPDATE siv_dt_scg SET monto=640 WHERE <text:s/>codcmp='000000000000577' AND codart='00000000000000000201' AND debhab='D';</text:p>
          </table:table-cell>
        </table:table-row>
        <table:table-row table:style-name="ro2">
          <table:table-cell table:style-name="ce8" office:value-type="string" calcext:value-type="string">
            <text:p>000000000000555</text:p>
          </table:table-cell>
          <table:table-cell table:style-name="ce8" office:value-type="string" calcext:value-type="string">
            <text:p>00000000000000003895</text:p>
          </table:table-cell>
          <table:table-cell office:value-type="string" calcext:value-type="string">
            <text:p>D</text:p>
          </table:table-cell>
          <table:table-cell office:value-type="float" office:value="480.93" calcext:value-type="float">
            <text:p>480.93</text:p>
          </table:table-cell>
          <table:table-cell/>
          <table:table-cell table:formula="of:=CONCATENATE(&quot;UPDATE siv_dt_scg SET monto=&quot;;[.D7];&quot; WHERE  codcmp='&quot;;CONCATENATE(REPT(&quot;0&quot;;15-LEN([.A7]));[.A7]);&quot;' AND codart='&quot;;CONCATENATE(REPT(&quot;0&quot;;20-LEN([.B7]));[.B7]);&quot;' AND debhab='&quot;;[.C7];&quot;';&quot;)" office:value-type="string" office:string-value="UPDATE siv_dt_scg SET monto=480.93 WHERE  codcmp='000000000000555' AND codart='00000000000000003895' AND debhab='D';" calcext:value-type="string">
            <text:p>UPDATE siv_dt_scg SET monto=480.93 WHERE <text:s/>codcmp='000000000000555' AND codart='00000000000000003895' AND debhab='D';</text:p>
          </table:table-cell>
        </table:table-row>
        <table:table-row table:style-name="ro2">
          <table:table-cell table:style-name="ce8" office:value-type="string" calcext:value-type="string">
            <text:p>000000000000532</text:p>
          </table:table-cell>
          <table:table-cell table:style-name="ce8" office:value-type="string" calcext:value-type="string">
            <text:p>00000000000000000954</text:p>
          </table:table-cell>
          <table:table-cell office:value-type="string" calcext:value-type="string">
            <text:p>D</text:p>
          </table:table-cell>
          <table:table-cell office:value-type="float" office:value="848" calcext:value-type="float">
            <text:p>848.00</text:p>
          </table:table-cell>
          <table:table-cell/>
          <table:table-cell table:formula="of:=CONCATENATE(&quot;UPDATE siv_dt_scg SET monto=&quot;;[.D8];&quot; WHERE  codcmp='&quot;;CONCATENATE(REPT(&quot;0&quot;;15-LEN([.A8]));[.A8]);&quot;' AND codart='&quot;;CONCATENATE(REPT(&quot;0&quot;;20-LEN([.B8]));[.B8]);&quot;' AND debhab='&quot;;[.C8];&quot;';&quot;)" office:value-type="string" office:string-value="UPDATE siv_dt_scg SET monto=848 WHERE  codcmp='000000000000532' AND codart='00000000000000000954' AND debhab='D';" calcext:value-type="string">
            <text:p>UPDATE siv_dt_scg SET monto=848 WHERE <text:s/>codcmp='000000000000532' AND codart='00000000000000000954' AND debhab='D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0663</text:p>
          </table:table-cell>
          <table:table-cell office:value-type="string" calcext:value-type="string">
            <text:p>D</text:p>
          </table:table-cell>
          <table:table-cell office:value-type="float" office:value="522" calcext:value-type="float">
            <text:p>522.00</text:p>
          </table:table-cell>
          <table:table-cell/>
          <table:table-cell table:formula="of:=CONCATENATE(&quot;UPDATE siv_dt_scg SET monto=&quot;;[.D9];&quot; WHERE  codcmp='&quot;;CONCATENATE(REPT(&quot;0&quot;;15-LEN([.A9]));[.A9]);&quot;' AND codart='&quot;;CONCATENATE(REPT(&quot;0&quot;;20-LEN([.B9]));[.B9]);&quot;' AND debhab='&quot;;[.C9];&quot;';&quot;)" office:value-type="string" office:string-value="UPDATE siv_dt_scg SET monto=522 WHERE  codcmp='000000000000535' AND codart='00000000000000000663' AND debhab='D';" calcext:value-type="string">
            <text:p>UPDATE siv_dt_scg SET monto=522 WHERE <text:s/>codcmp='000000000000535' AND codart='00000000000000000663' AND debhab='D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0662</text:p>
          </table:table-cell>
          <table:table-cell office:value-type="string" calcext:value-type="string">
            <text:p>D</text:p>
          </table:table-cell>
          <table:table-cell office:value-type="float" office:value="522" calcext:value-type="float">
            <text:p>522.00</text:p>
          </table:table-cell>
          <table:table-cell/>
          <table:table-cell table:formula="of:=CONCATENATE(&quot;UPDATE siv_dt_scg SET monto=&quot;;[.D10];&quot; WHERE  codcmp='&quot;;CONCATENATE(REPT(&quot;0&quot;;15-LEN([.A10]));[.A10]);&quot;' AND codart='&quot;;CONCATENATE(REPT(&quot;0&quot;;20-LEN([.B10]));[.B10]);&quot;' AND debhab='&quot;;[.C10];&quot;';&quot;)" office:value-type="string" office:string-value="UPDATE siv_dt_scg SET monto=522 WHERE  codcmp='000000000000535' AND codart='00000000000000000662' AND debhab='D';" calcext:value-type="string">
            <text:p>UPDATE siv_dt_scg SET monto=522 WHERE <text:s/>codcmp='000000000000535' AND codart='00000000000000000662' AND debhab='D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0862</text:p>
          </table:table-cell>
          <table:table-cell office:value-type="string" calcext:value-type="string">
            <text:p>D</text:p>
          </table:table-cell>
          <table:table-cell office:value-type="float" office:value="2370" calcext:value-type="float">
            <text:p>2370.00</text:p>
          </table:table-cell>
          <table:table-cell/>
          <table:table-cell table:formula="of:=CONCATENATE(&quot;UPDATE siv_dt_scg SET monto=&quot;;[.D11];&quot; WHERE  codcmp='&quot;;CONCATENATE(REPT(&quot;0&quot;;15-LEN([.A11]));[.A11]);&quot;' AND codart='&quot;;CONCATENATE(REPT(&quot;0&quot;;20-LEN([.B11]));[.B11]);&quot;' AND debhab='&quot;;[.C11];&quot;';&quot;)" office:value-type="string" office:string-value="UPDATE siv_dt_scg SET monto=2370 WHERE  codcmp='000000000000535' AND codart='00000000000000000862' AND debhab='D';" calcext:value-type="string">
            <text:p>UPDATE siv_dt_scg SET monto=2370 WHERE <text:s/>codcmp='000000000000535' AND codart='00000000000000000862' AND debhab='D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1063</text:p>
          </table:table-cell>
          <table:table-cell office:value-type="string" calcext:value-type="string">
            <text:p>D</text:p>
          </table:table-cell>
          <table:table-cell office:value-type="float" office:value="720" calcext:value-type="float">
            <text:p>720.00</text:p>
          </table:table-cell>
          <table:table-cell/>
          <table:table-cell table:formula="of:=CONCATENATE(&quot;UPDATE siv_dt_scg SET monto=&quot;;[.D12];&quot; WHERE  codcmp='&quot;;CONCATENATE(REPT(&quot;0&quot;;15-LEN([.A12]));[.A12]);&quot;' AND codart='&quot;;CONCATENATE(REPT(&quot;0&quot;;20-LEN([.B12]));[.B12]);&quot;' AND debhab='&quot;;[.C12];&quot;';&quot;)" office:value-type="string" office:string-value="UPDATE siv_dt_scg SET monto=720 WHERE  codcmp='000000000000535' AND codart='00000000000000001063' AND debhab='D';" calcext:value-type="string">
            <text:p>UPDATE siv_dt_scg SET monto=720 WHERE <text:s/>codcmp='000000000000535' AND codart='00000000000000001063' AND debhab='D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935</text:p>
          </table:table-cell>
          <table:table-cell office:value-type="string" calcext:value-type="string">
            <text:p>D</text:p>
          </table:table-cell>
          <table:table-cell office:value-type="float" office:value="1120" calcext:value-type="float">
            <text:p>1120.00</text:p>
          </table:table-cell>
          <table:table-cell/>
          <table:table-cell table:formula="of:=CONCATENATE(&quot;UPDATE siv_dt_scg SET monto=&quot;;[.D13];&quot; WHERE  codcmp='&quot;;CONCATENATE(REPT(&quot;0&quot;;15-LEN([.A13]));[.A13]);&quot;' AND codart='&quot;;CONCATENATE(REPT(&quot;0&quot;;20-LEN([.B13]));[.B13]);&quot;' AND debhab='&quot;;[.C13];&quot;';&quot;)" office:value-type="string" office:string-value="UPDATE siv_dt_scg SET monto=1120 WHERE  codcmp='000000000000580' AND codart='00000000000000000935' AND debhab='D';" calcext:value-type="string">
            <text:p>UPDATE siv_dt_scg SET monto=1120 WHERE <text:s/>codcmp='000000000000580' AND codart='00000000000000000935' AND debhab='D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662</text:p>
          </table:table-cell>
          <table:table-cell office:value-type="string" calcext:value-type="string">
            <text:p>D</text:p>
          </table:table-cell>
          <table:table-cell office:value-type="float" office:value="9750" calcext:value-type="float">
            <text:p>9750.00</text:p>
          </table:table-cell>
          <table:table-cell/>
          <table:table-cell table:formula="of:=CONCATENATE(&quot;UPDATE siv_dt_scg SET monto=&quot;;[.D14];&quot; WHERE  codcmp='&quot;;CONCATENATE(REPT(&quot;0&quot;;15-LEN([.A14]));[.A14]);&quot;' AND codart='&quot;;CONCATENATE(REPT(&quot;0&quot;;20-LEN([.B14]));[.B14]);&quot;' AND debhab='&quot;;[.C14];&quot;';&quot;)" office:value-type="string" office:string-value="UPDATE siv_dt_scg SET monto=9750 WHERE  codcmp='000000000000580' AND codart='00000000000000000662' AND debhab='D';" calcext:value-type="string">
            <text:p>UPDATE siv_dt_scg SET monto=9750 WHERE <text:s/>codcmp='000000000000580' AND codart='00000000000000000662' AND debhab='D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957</text:p>
          </table:table-cell>
          <table:table-cell office:value-type="string" calcext:value-type="string">
            <text:p>D</text:p>
          </table:table-cell>
          <table:table-cell office:value-type="float" office:value="8200" calcext:value-type="float">
            <text:p>8200.00</text:p>
          </table:table-cell>
          <table:table-cell/>
          <table:table-cell table:formula="of:=CONCATENATE(&quot;UPDATE siv_dt_scg SET monto=&quot;;[.D15];&quot; WHERE  codcmp='&quot;;CONCATENATE(REPT(&quot;0&quot;;15-LEN([.A15]));[.A15]);&quot;' AND codart='&quot;;CONCATENATE(REPT(&quot;0&quot;;20-LEN([.B15]));[.B15]);&quot;' AND debhab='&quot;;[.C15];&quot;';&quot;)" office:value-type="string" office:string-value="UPDATE siv_dt_scg SET monto=8200 WHERE  codcmp='000000000000580' AND codart='00000000000000000957' AND debhab='D';" calcext:value-type="string">
            <text:p>UPDATE siv_dt_scg SET monto=8200 WHERE <text:s/>codcmp='000000000000580' AND codart='00000000000000000957' AND debhab='D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667</text:p>
          </table:table-cell>
          <table:table-cell office:value-type="string" calcext:value-type="string">
            <text:p>D</text:p>
          </table:table-cell>
          <table:table-cell office:value-type="float" office:value="5700" calcext:value-type="float">
            <text:p>5700.00</text:p>
          </table:table-cell>
          <table:table-cell/>
          <table:table-cell table:formula="of:=CONCATENATE(&quot;UPDATE siv_dt_scg SET monto=&quot;;[.D16];&quot; WHERE  codcmp='&quot;;CONCATENATE(REPT(&quot;0&quot;;15-LEN([.A16]));[.A16]);&quot;' AND codart='&quot;;CONCATENATE(REPT(&quot;0&quot;;20-LEN([.B16]));[.B16]);&quot;' AND debhab='&quot;;[.C16];&quot;';&quot;)" office:value-type="string" office:string-value="UPDATE siv_dt_scg SET monto=5700 WHERE  codcmp='000000000000580' AND codart='00000000000000000667' AND debhab='D';" calcext:value-type="string">
            <text:p>UPDATE siv_dt_scg SET monto=5700 WHERE <text:s/>codcmp='000000000000580' AND codart='00000000000000000667' AND debhab='D';</text:p>
          </table:table-cell>
        </table:table-row>
        <table:table-row table:style-name="ro2">
          <table:table-cell table:style-name="ce8" office:value-type="string" calcext:value-type="string">
            <text:p>000000000000526</text:p>
          </table:table-cell>
          <table:table-cell table:style-name="ce8" office:value-type="string" calcext:value-type="string">
            <text:p>00000000000000000088</text:p>
          </table:table-cell>
          <table:table-cell office:value-type="string" calcext:value-type="string">
            <text:p>D</text:p>
          </table:table-cell>
          <table:table-cell office:value-type="float" office:value="9072" calcext:value-type="float">
            <text:p>9072.00</text:p>
          </table:table-cell>
          <table:table-cell/>
          <table:table-cell table:formula="of:=CONCATENATE(&quot;UPDATE siv_dt_scg SET monto=&quot;;[.D17];&quot; WHERE  codcmp='&quot;;CONCATENATE(REPT(&quot;0&quot;;15-LEN([.A17]));[.A17]);&quot;' AND codart='&quot;;CONCATENATE(REPT(&quot;0&quot;;20-LEN([.B17]));[.B17]);&quot;' AND debhab='&quot;;[.C17];&quot;';&quot;)" office:value-type="string" office:string-value="UPDATE siv_dt_scg SET monto=9072 WHERE  codcmp='000000000000526' AND codart='00000000000000000088' AND debhab='D';" calcext:value-type="string">
            <text:p>UPDATE siv_dt_scg SET monto=9072 WHERE <text:s/>codcmp='000000000000526' AND codart='00000000000000000088' AND debhab='D';</text:p>
          </table:table-cell>
        </table:table-row>
        <table:table-row table:style-name="ro2">
          <table:table-cell table:style-name="ce8" office:value-type="string" calcext:value-type="string">
            <text:p>000000000000532</text:p>
          </table:table-cell>
          <table:table-cell table:style-name="ce8" office:value-type="string" calcext:value-type="string">
            <text:p>00000000000000001063</text:p>
          </table:table-cell>
          <table:table-cell office:value-type="string" calcext:value-type="string">
            <text:p>H</text:p>
          </table:table-cell>
          <table:table-cell office:value-type="float" office:value="720" calcext:value-type="float">
            <text:p>720.00</text:p>
          </table:table-cell>
          <table:table-cell/>
          <table:table-cell table:formula="of:=CONCATENATE(&quot;UPDATE siv_dt_scg SET monto=&quot;;[.D18];&quot; WHERE  codcmp='&quot;;CONCATENATE(REPT(&quot;0&quot;;15-LEN([.A18]));[.A18]);&quot;' AND codart='&quot;;CONCATENATE(REPT(&quot;0&quot;;20-LEN([.B18]));[.B18]);&quot;' AND debhab='&quot;;[.C18];&quot;';&quot;)" office:value-type="string" office:string-value="UPDATE siv_dt_scg SET monto=720 WHERE  codcmp='000000000000532' AND codart='00000000000000001063' AND debhab='H';" calcext:value-type="string">
            <text:p>UPDATE siv_dt_scg SET monto=720 WHERE <text:s/>codcmp='000000000000532' AND codart='00000000000000001063' AND debhab='H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697</text:p>
          </table:table-cell>
          <table:table-cell office:value-type="string" calcext:value-type="string">
            <text:p>H</text:p>
          </table:table-cell>
          <table:table-cell office:value-type="float" office:value="600" calcext:value-type="float">
            <text:p>600.00</text:p>
          </table:table-cell>
          <table:table-cell/>
          <table:table-cell table:formula="of:=CONCATENATE(&quot;UPDATE siv_dt_scg SET monto=&quot;;[.D19];&quot; WHERE  codcmp='&quot;;CONCATENATE(REPT(&quot;0&quot;;15-LEN([.A19]));[.A19]);&quot;' AND codart='&quot;;CONCATENATE(REPT(&quot;0&quot;;20-LEN([.B19]));[.B19]);&quot;' AND debhab='&quot;;[.C19];&quot;';&quot;)" office:value-type="string" office:string-value="UPDATE siv_dt_scg SET monto=600 WHERE  codcmp='000000000000577' AND codart='00000000000000000697' AND debhab='H';" calcext:value-type="string">
            <text:p>UPDATE siv_dt_scg SET monto=600 WHERE <text:s/>codcmp='000000000000577' AND codart='00000000000000000697' AND debhab='H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696</text:p>
          </table:table-cell>
          <table:table-cell office:value-type="string" calcext:value-type="string">
            <text:p>H</text:p>
          </table:table-cell>
          <table:table-cell office:value-type="float" office:value="600" calcext:value-type="float">
            <text:p>600.00</text:p>
          </table:table-cell>
          <table:table-cell/>
          <table:table-cell table:formula="of:=CONCATENATE(&quot;UPDATE siv_dt_scg SET monto=&quot;;[.D20];&quot; WHERE  codcmp='&quot;;CONCATENATE(REPT(&quot;0&quot;;15-LEN([.A20]));[.A20]);&quot;' AND codart='&quot;;CONCATENATE(REPT(&quot;0&quot;;20-LEN([.B20]));[.B20]);&quot;' AND debhab='&quot;;[.C20];&quot;';&quot;)" office:value-type="string" office:string-value="UPDATE siv_dt_scg SET monto=600 WHERE  codcmp='000000000000577' AND codart='00000000000000000696' AND debhab='H';" calcext:value-type="string">
            <text:p>UPDATE siv_dt_scg SET monto=600 WHERE <text:s/>codcmp='000000000000577' AND codart='00000000000000000696' AND debhab='H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712</text:p>
          </table:table-cell>
          <table:table-cell office:value-type="string" calcext:value-type="string">
            <text:p>H</text:p>
          </table:table-cell>
          <table:table-cell office:value-type="float" office:value="600" calcext:value-type="float">
            <text:p>600.00</text:p>
          </table:table-cell>
          <table:table-cell/>
          <table:table-cell table:formula="of:=CONCATENATE(&quot;UPDATE siv_dt_scg SET monto=&quot;;[.D21];&quot; WHERE  codcmp='&quot;;CONCATENATE(REPT(&quot;0&quot;;15-LEN([.A21]));[.A21]);&quot;' AND codart='&quot;;CONCATENATE(REPT(&quot;0&quot;;20-LEN([.B21]));[.B21]);&quot;' AND debhab='&quot;;[.C21];&quot;';&quot;)" office:value-type="string" office:string-value="UPDATE siv_dt_scg SET monto=600 WHERE  codcmp='000000000000577' AND codart='00000000000000000712' AND debhab='H';" calcext:value-type="string">
            <text:p>UPDATE siv_dt_scg SET monto=600 WHERE <text:s/>codcmp='000000000000577' AND codart='00000000000000000712' AND debhab='H';</text:p>
          </table:table-cell>
        </table:table-row>
        <table:table-row table:style-name="ro2">
          <table:table-cell table:style-name="ce8" office:value-type="string" calcext:value-type="string">
            <text:p>000000000000577</text:p>
          </table:table-cell>
          <table:table-cell table:style-name="ce8" office:value-type="string" calcext:value-type="string">
            <text:p>00000000000000000201</text:p>
          </table:table-cell>
          <table:table-cell office:value-type="string" calcext:value-type="string">
            <text:p>H</text:p>
          </table:table-cell>
          <table:table-cell office:value-type="float" office:value="640" calcext:value-type="float">
            <text:p>640.00</text:p>
          </table:table-cell>
          <table:table-cell/>
          <table:table-cell table:formula="of:=CONCATENATE(&quot;UPDATE siv_dt_scg SET monto=&quot;;[.D22];&quot; WHERE  codcmp='&quot;;CONCATENATE(REPT(&quot;0&quot;;15-LEN([.A22]));[.A22]);&quot;' AND codart='&quot;;CONCATENATE(REPT(&quot;0&quot;;20-LEN([.B22]));[.B22]);&quot;' AND debhab='&quot;;[.C22];&quot;';&quot;)" office:value-type="string" office:string-value="UPDATE siv_dt_scg SET monto=640 WHERE  codcmp='000000000000577' AND codart='00000000000000000201' AND debhab='H';" calcext:value-type="string">
            <text:p>UPDATE siv_dt_scg SET monto=640 WHERE <text:s/>codcmp='000000000000577' AND codart='00000000000000000201' AND debhab='H';</text:p>
          </table:table-cell>
        </table:table-row>
        <table:table-row table:style-name="ro2">
          <table:table-cell table:style-name="ce8" office:value-type="string" calcext:value-type="string">
            <text:p>000000000000555</text:p>
          </table:table-cell>
          <table:table-cell table:style-name="ce8" office:value-type="string" calcext:value-type="string">
            <text:p>00000000000000003895</text:p>
          </table:table-cell>
          <table:table-cell office:value-type="string" calcext:value-type="string">
            <text:p>H</text:p>
          </table:table-cell>
          <table:table-cell office:value-type="float" office:value="480.93" calcext:value-type="float">
            <text:p>480.93</text:p>
          </table:table-cell>
          <table:table-cell/>
          <table:table-cell table:formula="of:=CONCATENATE(&quot;UPDATE siv_dt_scg SET monto=&quot;;[.D23];&quot; WHERE  codcmp='&quot;;CONCATENATE(REPT(&quot;0&quot;;15-LEN([.A23]));[.A23]);&quot;' AND codart='&quot;;CONCATENATE(REPT(&quot;0&quot;;20-LEN([.B23]));[.B23]);&quot;' AND debhab='&quot;;[.C23];&quot;';&quot;)" office:value-type="string" office:string-value="UPDATE siv_dt_scg SET monto=480.93 WHERE  codcmp='000000000000555' AND codart='00000000000000003895' AND debhab='H';" calcext:value-type="string">
            <text:p>UPDATE siv_dt_scg SET monto=480.93 WHERE <text:s/>codcmp='000000000000555' AND codart='00000000000000003895' AND debhab='H';</text:p>
          </table:table-cell>
        </table:table-row>
        <table:table-row table:style-name="ro2">
          <table:table-cell table:style-name="ce8" office:value-type="string" calcext:value-type="string">
            <text:p>000000000000532</text:p>
          </table:table-cell>
          <table:table-cell table:style-name="ce8" office:value-type="string" calcext:value-type="string">
            <text:p>00000000000000000954</text:p>
          </table:table-cell>
          <table:table-cell office:value-type="string" calcext:value-type="string">
            <text:p>H</text:p>
          </table:table-cell>
          <table:table-cell office:value-type="float" office:value="848" calcext:value-type="float">
            <text:p>848.00</text:p>
          </table:table-cell>
          <table:table-cell/>
          <table:table-cell table:formula="of:=CONCATENATE(&quot;UPDATE siv_dt_scg SET monto=&quot;;[.D24];&quot; WHERE  codcmp='&quot;;CONCATENATE(REPT(&quot;0&quot;;15-LEN([.A24]));[.A24]);&quot;' AND codart='&quot;;CONCATENATE(REPT(&quot;0&quot;;20-LEN([.B24]));[.B24]);&quot;' AND debhab='&quot;;[.C24];&quot;';&quot;)" office:value-type="string" office:string-value="UPDATE siv_dt_scg SET monto=848 WHERE  codcmp='000000000000532' AND codart='00000000000000000954' AND debhab='H';" calcext:value-type="string">
            <text:p>UPDATE siv_dt_scg SET monto=848 WHERE <text:s/>codcmp='000000000000532' AND codart='00000000000000000954' AND debhab='H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0663</text:p>
          </table:table-cell>
          <table:table-cell office:value-type="string" calcext:value-type="string">
            <text:p>H</text:p>
          </table:table-cell>
          <table:table-cell office:value-type="float" office:value="522" calcext:value-type="float">
            <text:p>522.00</text:p>
          </table:table-cell>
          <table:table-cell/>
          <table:table-cell table:formula="of:=CONCATENATE(&quot;UPDATE siv_dt_scg SET monto=&quot;;[.D25];&quot; WHERE  codcmp='&quot;;CONCATENATE(REPT(&quot;0&quot;;15-LEN([.A25]));[.A25]);&quot;' AND codart='&quot;;CONCATENATE(REPT(&quot;0&quot;;20-LEN([.B25]));[.B25]);&quot;' AND debhab='&quot;;[.C25];&quot;';&quot;)" office:value-type="string" office:string-value="UPDATE siv_dt_scg SET monto=522 WHERE  codcmp='000000000000535' AND codart='00000000000000000663' AND debhab='H';" calcext:value-type="string">
            <text:p>UPDATE siv_dt_scg SET monto=522 WHERE <text:s/>codcmp='000000000000535' AND codart='00000000000000000663' AND debhab='H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0662</text:p>
          </table:table-cell>
          <table:table-cell office:value-type="string" calcext:value-type="string">
            <text:p>H</text:p>
          </table:table-cell>
          <table:table-cell office:value-type="float" office:value="522" calcext:value-type="float">
            <text:p>522.00</text:p>
          </table:table-cell>
          <table:table-cell/>
          <table:table-cell table:formula="of:=CONCATENATE(&quot;UPDATE siv_dt_scg SET monto=&quot;;[.D26];&quot; WHERE  codcmp='&quot;;CONCATENATE(REPT(&quot;0&quot;;15-LEN([.A26]));[.A26]);&quot;' AND codart='&quot;;CONCATENATE(REPT(&quot;0&quot;;20-LEN([.B26]));[.B26]);&quot;' AND debhab='&quot;;[.C26];&quot;';&quot;)" office:value-type="string" office:string-value="UPDATE siv_dt_scg SET monto=522 WHERE  codcmp='000000000000535' AND codart='00000000000000000662' AND debhab='H';" calcext:value-type="string">
            <text:p>UPDATE siv_dt_scg SET monto=522 WHERE <text:s/>codcmp='000000000000535' AND codart='00000000000000000662' AND debhab='H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0862</text:p>
          </table:table-cell>
          <table:table-cell office:value-type="string" calcext:value-type="string">
            <text:p>H</text:p>
          </table:table-cell>
          <table:table-cell office:value-type="float" office:value="2370" calcext:value-type="float">
            <text:p>2370.00</text:p>
          </table:table-cell>
          <table:table-cell/>
          <table:table-cell table:formula="of:=CONCATENATE(&quot;UPDATE siv_dt_scg SET monto=&quot;;[.D27];&quot; WHERE  codcmp='&quot;;CONCATENATE(REPT(&quot;0&quot;;15-LEN([.A27]));[.A27]);&quot;' AND codart='&quot;;CONCATENATE(REPT(&quot;0&quot;;20-LEN([.B27]));[.B27]);&quot;' AND debhab='&quot;;[.C27];&quot;';&quot;)" office:value-type="string" office:string-value="UPDATE siv_dt_scg SET monto=2370 WHERE  codcmp='000000000000535' AND codart='00000000000000000862' AND debhab='H';" calcext:value-type="string">
            <text:p>UPDATE siv_dt_scg SET monto=2370 WHERE <text:s/>codcmp='000000000000535' AND codart='00000000000000000862' AND debhab='H';</text:p>
          </table:table-cell>
        </table:table-row>
        <table:table-row table:style-name="ro2">
          <table:table-cell table:style-name="ce8" office:value-type="string" calcext:value-type="string">
            <text:p>000000000000535</text:p>
          </table:table-cell>
          <table:table-cell table:style-name="ce8" office:value-type="string" calcext:value-type="string">
            <text:p>00000000000000001063</text:p>
          </table:table-cell>
          <table:table-cell office:value-type="string" calcext:value-type="string">
            <text:p>H</text:p>
          </table:table-cell>
          <table:table-cell office:value-type="float" office:value="720" calcext:value-type="float">
            <text:p>720.00</text:p>
          </table:table-cell>
          <table:table-cell/>
          <table:table-cell table:formula="of:=CONCATENATE(&quot;UPDATE siv_dt_scg SET monto=&quot;;[.D28];&quot; WHERE  codcmp='&quot;;CONCATENATE(REPT(&quot;0&quot;;15-LEN([.A28]));[.A28]);&quot;' AND codart='&quot;;CONCATENATE(REPT(&quot;0&quot;;20-LEN([.B28]));[.B28]);&quot;' AND debhab='&quot;;[.C28];&quot;';&quot;)" office:value-type="string" office:string-value="UPDATE siv_dt_scg SET monto=720 WHERE  codcmp='000000000000535' AND codart='00000000000000001063' AND debhab='H';" calcext:value-type="string">
            <text:p>UPDATE siv_dt_scg SET monto=720 WHERE <text:s/>codcmp='000000000000535' AND codart='00000000000000001063' AND debhab='H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935</text:p>
          </table:table-cell>
          <table:table-cell office:value-type="string" calcext:value-type="string">
            <text:p>H</text:p>
          </table:table-cell>
          <table:table-cell office:value-type="float" office:value="1120" calcext:value-type="float">
            <text:p>1120.00</text:p>
          </table:table-cell>
          <table:table-cell/>
          <table:table-cell table:formula="of:=CONCATENATE(&quot;UPDATE siv_dt_scg SET monto=&quot;;[.D29];&quot; WHERE  codcmp='&quot;;CONCATENATE(REPT(&quot;0&quot;;15-LEN([.A29]));[.A29]);&quot;' AND codart='&quot;;CONCATENATE(REPT(&quot;0&quot;;20-LEN([.B29]));[.B29]);&quot;' AND debhab='&quot;;[.C29];&quot;';&quot;)" office:value-type="string" office:string-value="UPDATE siv_dt_scg SET monto=1120 WHERE  codcmp='000000000000580' AND codart='00000000000000000935' AND debhab='H';" calcext:value-type="string">
            <text:p>UPDATE siv_dt_scg SET monto=1120 WHERE <text:s/>codcmp='000000000000580' AND codart='00000000000000000935' AND debhab='H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662</text:p>
          </table:table-cell>
          <table:table-cell office:value-type="string" calcext:value-type="string">
            <text:p>H</text:p>
          </table:table-cell>
          <table:table-cell office:value-type="float" office:value="9750" calcext:value-type="float">
            <text:p>9750.00</text:p>
          </table:table-cell>
          <table:table-cell/>
          <table:table-cell table:formula="of:=CONCATENATE(&quot;UPDATE siv_dt_scg SET monto=&quot;;[.D30];&quot; WHERE  codcmp='&quot;;CONCATENATE(REPT(&quot;0&quot;;15-LEN([.A30]));[.A30]);&quot;' AND codart='&quot;;CONCATENATE(REPT(&quot;0&quot;;20-LEN([.B30]));[.B30]);&quot;' AND debhab='&quot;;[.C30];&quot;';&quot;)" office:value-type="string" office:string-value="UPDATE siv_dt_scg SET monto=9750 WHERE  codcmp='000000000000580' AND codart='00000000000000000662' AND debhab='H';" calcext:value-type="string">
            <text:p>UPDATE siv_dt_scg SET monto=9750 WHERE <text:s/>codcmp='000000000000580' AND codart='00000000000000000662' AND debhab='H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957</text:p>
          </table:table-cell>
          <table:table-cell office:value-type="string" calcext:value-type="string">
            <text:p>H</text:p>
          </table:table-cell>
          <table:table-cell office:value-type="float" office:value="8200" calcext:value-type="float">
            <text:p>8200.00</text:p>
          </table:table-cell>
          <table:table-cell/>
          <table:table-cell table:formula="of:=CONCATENATE(&quot;UPDATE siv_dt_scg SET monto=&quot;;[.D31];&quot; WHERE  codcmp='&quot;;CONCATENATE(REPT(&quot;0&quot;;15-LEN([.A31]));[.A31]);&quot;' AND codart='&quot;;CONCATENATE(REPT(&quot;0&quot;;20-LEN([.B31]));[.B31]);&quot;' AND debhab='&quot;;[.C31];&quot;';&quot;)" office:value-type="string" office:string-value="UPDATE siv_dt_scg SET monto=8200 WHERE  codcmp='000000000000580' AND codart='00000000000000000957' AND debhab='H';" calcext:value-type="string">
            <text:p>UPDATE siv_dt_scg SET monto=8200 WHERE <text:s/>codcmp='000000000000580' AND codart='00000000000000000957' AND debhab='H';</text:p>
          </table:table-cell>
        </table:table-row>
        <table:table-row table:style-name="ro2">
          <table:table-cell table:style-name="ce8" office:value-type="string" calcext:value-type="string">
            <text:p>000000000000580</text:p>
          </table:table-cell>
          <table:table-cell table:style-name="ce8" office:value-type="string" calcext:value-type="string">
            <text:p>00000000000000000667</text:p>
          </table:table-cell>
          <table:table-cell office:value-type="string" calcext:value-type="string">
            <text:p>H</text:p>
          </table:table-cell>
          <table:table-cell office:value-type="float" office:value="5700" calcext:value-type="float">
            <text:p>5700.00</text:p>
          </table:table-cell>
          <table:table-cell/>
          <table:table-cell table:formula="of:=CONCATENATE(&quot;UPDATE siv_dt_scg SET monto=&quot;;[.D32];&quot; WHERE  codcmp='&quot;;CONCATENATE(REPT(&quot;0&quot;;15-LEN([.A32]));[.A32]);&quot;' AND codart='&quot;;CONCATENATE(REPT(&quot;0&quot;;20-LEN([.B32]));[.B32]);&quot;' AND debhab='&quot;;[.C32];&quot;';&quot;)" office:value-type="string" office:string-value="UPDATE siv_dt_scg SET monto=5700 WHERE  codcmp='000000000000580' AND codart='00000000000000000667' AND debhab='H';" calcext:value-type="string">
            <text:p>UPDATE siv_dt_scg SET monto=5700 WHERE <text:s/>codcmp='000000000000580' AND codart='00000000000000000667' AND debhab='H';</text:p>
          </table:table-cell>
        </table:table-row>
        <table:table-row table:style-name="ro2">
          <table:table-cell table:style-name="ce8" office:value-type="string" calcext:value-type="string">
            <text:p>000000000000526</text:p>
          </table:table-cell>
          <table:table-cell table:style-name="ce8" office:value-type="string" calcext:value-type="string">
            <text:p>00000000000000000088</text:p>
          </table:table-cell>
          <table:table-cell office:value-type="string" calcext:value-type="string">
            <text:p>H</text:p>
          </table:table-cell>
          <table:table-cell office:value-type="float" office:value="9072" calcext:value-type="float">
            <text:p>9072.00</text:p>
          </table:table-cell>
          <table:table-cell/>
          <table:table-cell table:formula="of:=CONCATENATE(&quot;UPDATE siv_dt_scg SET monto=&quot;;[.D33];&quot; WHERE  codcmp='&quot;;CONCATENATE(REPT(&quot;0&quot;;15-LEN([.A33]));[.A33]);&quot;' AND codart='&quot;;CONCATENATE(REPT(&quot;0&quot;;20-LEN([.B33]));[.B33]);&quot;' AND debhab='&quot;;[.C33];&quot;';&quot;)" office:value-type="string" office:string-value="UPDATE siv_dt_scg SET monto=9072 WHERE  codcmp='000000000000526' AND codart='00000000000000000088' AND debhab='H';" calcext:value-type="string">
            <text:p>UPDATE siv_dt_scg SET monto=9072 WHERE <text:s/>codcmp='000000000000526' AND codart='00000000000000000088' AND debhab='H';</text:p>
          </table:table-cell>
        </table:table-row>
        <table:table-row table:style-name="ro2" table:number-rows-repeated="228">
          <table:table-cell table:style-name="ce8" table:number-columns-repeated="2"/>
          <table:table-cell table:number-columns-repeated="4"/>
        </table:table-row>
        <table:table-row table:style-name="ro1">
          <table:table-cell table:style-name="ce8" table:number-columns-repeated="2"/>
          <table:table-cell table:number-columns-repeated="2"/>
          <table:table-cell office:value-type="string" calcext:value-type="string">
            <text:p>aqui</text:p>
          </table:table-cell>
          <table:table-cell/>
        </table:table-row>
        <table:table-row table:style-name="ro2" table:number-rows-repeated="261">
          <table:table-cell table:style-name="ce8" table:number-columns-repeated="2"/>
          <table:table-cell table:number-columns-repeated="4"/>
        </table:table-row>
        <table:table-row table:style-name="ro2" table:number-rows-repeated="10480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2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000-00-00T16:13:58.7583064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6T08:44:05.725019707</meta:creation-date>
    <dc:date>2015-05-15T16:14:55.060558806</dc:date>
    <dc:creator>Juan Plablo</dc:creator>
    <meta:editing-duration>PT59M28S</meta:editing-duration>
    <meta:editing-cycles>16</meta:editing-cycles>
    <meta:generator>LibreOffice/4.1.4.2$Linux_X86_64 LibreOffice_project/410m0$Build-2</meta:generator>
    <meta:document-statistic meta:table-count="2" meta:cell-count="416" meta:object-count="0"/>
  </office:meta>
</office:document-meta>
</file>